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035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8575in"/>
    </style:style>
    <style:style style:name="co12" style:family="table-column">
      <style:table-column-properties fo:break-before="auto" style:column-width="0.6862in"/>
    </style:style>
    <style:style style:name="co1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5783in"/>
    </style:style>
    <style:style style:name="co16" style:family="table-column">
      <style:table-column-properties fo:break-before="auto" style:column-width="0.4602in"/>
    </style:style>
    <style:style style:name="co17" style:family="table-column">
      <style:table-column-properties fo:break-before="auto" style:column-width="0.631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2.7059in">
            <draw:object draw:notify-on-update-of-ranges="Sheet1.C6:Sheet1.C15 Sheet1.D6:Sheet1.D15 Sheet1.F6:Sheet1.F15 Sheet1.H6:Sheet1.H15 Sheet1.J6:Sheet1.J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7591in" svg:y="2.761in">
            <draw:object draw:notify-on-update-of-ranges="Sheet1.O6:Sheet1.O15 Sheet1.P6:Sheet1.P15 Sheet1.R6:Sheet1.R15 Sheet1.T6:Sheet1.T15 Sheet1.V6:Sheet1.V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0004in" svg:y="12.4449in">
            <draw:object draw:notify-on-update-of-ranges="Sheet1.C60:Sheet1.C69 Sheet1.D60:Sheet1.D69 Sheet1.F60:Sheet1.F69 Sheet1.H60:Sheet1.H69 Sheet1.J60:Sheet1.J6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7043in" svg:y="12.4449in">
            <draw:object draw:notify-on-update-of-ranges="Sheet1.N60:Sheet1.N69 Sheet1.P60:Sheet1.P69 Sheet1.R60:Sheet1.R69 Sheet1.T60:Sheet1.T69 Sheet1.V60:Sheet1.V6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0in" svg:y="6.3063in">
            <draw:object draw:notify-on-update-of-ranges="Sheet1.C6:Sheet1.C15 Sheet1.E6:Sheet1.E15 Sheet1.G6:Sheet1.G15 Sheet1.I6:Sheet1.I15 Sheet1.K6:Sheet1.K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6.7043in" svg:y="6.4004in">
            <draw:object draw:notify-on-update-of-ranges="Sheet1.C6:Sheet1.C15 Sheet1.Q6:Sheet1.Q15 Sheet1.S6:Sheet1.S15 Sheet1.U6:Sheet1.U15 Sheet1.W6:Sheet1.W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0.0004in" svg:y="16.0004in">
            <draw:object draw:notify-on-update-of-ranges="Sheet1.C6:Sheet1.C15 Sheet1.E60:Sheet1.E69 Sheet1.G60:Sheet1.G69 Sheet1.I60:Sheet1.I69 Sheet1.K60:Sheet1.K6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7043in" svg:y="16.0004in">
            <draw:object draw:notify-on-update-of-ranges="Sheet1.C6:Sheet1.C15 Sheet1.Q60:Sheet1.Q69 Sheet1.S60:Sheet1.S69 Sheet1.U60:Sheet1.U69 Sheet1.W60:Sheet1.W6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ogan Kelsch HOMEWORK #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C 320</text:p>
          </table:table-cell>
          <table:table-cell office:value-type="string" calcext:value-type="string">
            <text:p>COLLECTED DAT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number-columns-repeated="4" table:style-name="ce1" office:value-type="string" calcext:value-type="string">
            <text:p>AVL</text:p>
          </table:table-cell>
          <table:table-cell table:number-columns-repeated="4" table:style-name="ce1" office:value-type="string" calcext:value-type="string">
            <text:p>RB</text:p>
          </table:table-cell>
          <table:table-cell table:number-columns-repeated="4"/>
          <table:table-cell table:number-columns-repeated="4" table:style-name="ce1" office:value-type="string" calcext:value-type="string">
            <text:p>AVL</text:p>
          </table:table-cell>
          <table:table-cell table:number-columns-repeated="4" table:style-name="ce1" office:value-type="string" calcext:value-type="string">
            <text:p>RB</text:p>
          </table:table-cell>
        </table:table-row>
        <table:table-row table:style-name="ro1">
          <table:table-cell/>
          <table:table-cell table:style-name="ce1" office:value-type="string" calcext:value-type="string">
            <text:p># OF NODES</text:p>
          </table:table-cell>
          <table:table-cell/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CYCLES</text:p>
          </table:table-cell>
          <table:table-cell/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CYCLES</text:p>
          </table:table-cell>
          <table:table-cell table:number-columns-repeated="3"/>
          <table:table-cell table:style-name="ce1" office:value-type="string" calcext:value-type="string">
            <text:p># OF NODES</text:p>
          </table:table-cell>
          <table:table-cell/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CYCLES</text:p>
          </table:table-cell>
          <table:table-cell/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CYCLES</text:p>
          </table:table-cell>
          <table:table-cell/>
        </table:table-row>
        <table:table-row table:style-name="ro1">
          <table:table-cell office:value-type="string" calcext:value-type="string">
            <text:p>RAND MAX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CYCLES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RAND MAX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CYCLES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3" office:value-type="float" office:value="50000" calcext:value-type="float">
            <text:p>50000</text:p>
          </table:table-cell>
          <table:table-cell table:style-name="ce1" office:value-type="float" office:value="15.386" calcext:value-type="float">
            <text:p>15.386</text:p>
          </table:table-cell>
          <table:table-cell office:value-type="float" office:value="0.029812" calcext:value-type="float">
            <text:p>0.029812</text:p>
          </table:table-cell>
          <table:table-cell table:style-name="ce1" office:value-type="float" office:value="15.0922" calcext:value-type="float">
            <text:p>15.0922</text:p>
          </table:table-cell>
          <table:table-cell office:value-type="float" office:value="0.028491" calcext:value-type="float">
            <text:p>0.028491</text:p>
          </table:table-cell>
          <table:table-cell table:style-name="ce1" office:value-type="float" office:value="16.966" calcext:value-type="float">
            <text:p>16.966</text:p>
          </table:table-cell>
          <table:table-cell office:value-type="float" office:value="0.006022" calcext:value-type="float">
            <text:p>0.006022</text:p>
          </table:table-cell>
          <table:table-cell table:style-name="ce1" office:value-type="float" office:value="17.0154" calcext:value-type="float">
            <text:p>17.0154</text:p>
          </table:table-cell>
          <table:table-cell office:value-type="float" office:value="0.047316" calcext:value-type="float">
            <text:p>0.047316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1" office:value-type="float" office:value="200000" calcext:value-type="float">
            <text:p>200000</text:p>
          </table:table-cell>
          <table:table-cell office:value-type="float" office:value="50000" calcext:value-type="float">
            <text:p>50000</text:p>
          </table:table-cell>
          <table:table-cell table:style-name="ce1" office:value-type="float" office:value="16.0202" calcext:value-type="float">
            <text:p>16.0202</text:p>
          </table:table-cell>
          <table:table-cell office:value-type="float" office:value="0.056722" calcext:value-type="float">
            <text:p>0.056722</text:p>
          </table:table-cell>
          <table:table-cell table:style-name="ce1" office:value-type="float" office:value="15.8091" calcext:value-type="float">
            <text:p>15.8091</text:p>
          </table:table-cell>
          <table:table-cell office:value-type="float" office:value="0.022816" calcext:value-type="float">
            <text:p>0.022816</text:p>
          </table:table-cell>
          <table:table-cell table:style-name="ce1" office:value-type="float" office:value="19.0344" calcext:value-type="float">
            <text:p>19.0344</text:p>
          </table:table-cell>
          <table:table-cell office:value-type="float" office:value="0.031615" calcext:value-type="float">
            <text:p>0.031615</text:p>
          </table:table-cell>
          <table:table-cell table:style-name="ce1" office:value-type="float" office:value="19.0706" calcext:value-type="float">
            <text:p>19.0706</text:p>
          </table:table-cell>
          <table:table-cell office:value-type="float" office:value="0.045299" calcext:value-type="float">
            <text:p>0.045299</text:p>
          </table:table-cell>
        </table:table-row>
        <table:table-row table:style-name="ro1">
          <table:table-cell table:number-columns-repeated="3" office:value-type="float" office:value="100000" calcext:value-type="float">
            <text:p>100000</text:p>
          </table:table-cell>
          <table:table-cell table:style-name="ce1" office:value-type="float" office:value="16.3861" calcext:value-type="float">
            <text:p>16.3861</text:p>
          </table:table-cell>
          <table:table-cell office:value-type="float" office:value="0.025597" calcext:value-type="float">
            <text:p>0.025597</text:p>
          </table:table-cell>
          <table:table-cell table:style-name="ce1" office:value-type="float" office:value="16.0612" calcext:value-type="float">
            <text:p>16.0612</text:p>
          </table:table-cell>
          <table:table-cell office:value-type="float" office:value="0.064535" calcext:value-type="float">
            <text:p>0.064535</text:p>
          </table:table-cell>
          <table:table-cell table:style-name="ce1" office:value-type="float" office:value="18.0101" calcext:value-type="float">
            <text:p>18.0101</text:p>
          </table:table-cell>
          <table:table-cell office:value-type="float" office:value="0.014311" calcext:value-type="float">
            <text:p>0.014311</text:p>
          </table:table-cell>
          <table:table-cell table:style-name="ce1" office:value-type="float" office:value="18.0556" calcext:value-type="float">
            <text:p>18.0556</text:p>
          </table:table-cell>
          <table:table-cell office:value-type="float" office:value="0.110187" calcext:value-type="float">
            <text:p>0.110187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1" office:value-type="float" office:value="200000" calcext:value-type="float">
            <text:p>200000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6.8506" calcext:value-type="float">
            <text:p>16.8506</text:p>
          </table:table-cell>
          <table:table-cell office:value-type="float" office:value="0.057202" calcext:value-type="float">
            <text:p>0.057202</text:p>
          </table:table-cell>
          <table:table-cell table:style-name="ce1" office:value-type="float" office:value="16.5525" calcext:value-type="float">
            <text:p>16.5525</text:p>
          </table:table-cell>
          <table:table-cell office:value-type="float" office:value="0.06139" calcext:value-type="float">
            <text:p>0.06139</text:p>
          </table:table-cell>
          <table:table-cell table:style-name="ce1" office:value-type="float" office:value="19.016" calcext:value-type="float">
            <text:p>19.016</text:p>
          </table:table-cell>
          <table:table-cell office:value-type="float" office:value="0.034845" calcext:value-type="float">
            <text:p>0.034845</text:p>
          </table:table-cell>
          <table:table-cell table:style-name="ce1" office:value-type="float" office:value="19.0522" calcext:value-type="float">
            <text:p>19.0522</text:p>
          </table:table-cell>
          <table:table-cell office:value-type="float" office:value="0.109681" calcext:value-type="float">
            <text:p>0.109681</text:p>
          </table:table-cell>
        </table:table-row>
        <table:table-row table:style-name="ro1">
          <table:table-cell table:number-columns-repeated="3" office:value-type="float" office:value="150000" calcext:value-type="float">
            <text:p>150000</text:p>
          </table:table-cell>
          <table:table-cell table:style-name="ce1" office:value-type="float" office:value="16.9628" calcext:value-type="float">
            <text:p>16.9628</text:p>
          </table:table-cell>
          <table:table-cell office:value-type="float" office:value="0.042122" calcext:value-type="float">
            <text:p>0.042122</text:p>
          </table:table-cell>
          <table:table-cell table:style-name="ce1" office:value-type="float" office:value="16.6635" calcext:value-type="float">
            <text:p>16.6635</text:p>
          </table:table-cell>
          <table:table-cell office:value-type="float" office:value="0.104786" calcext:value-type="float">
            <text:p>0.104786</text:p>
          </table:table-cell>
          <table:table-cell table:style-name="ce1" office:value-type="float" office:value="18.5778" calcext:value-type="float">
            <text:p>18.5778</text:p>
          </table:table-cell>
          <table:table-cell office:value-type="float" office:value="0.023946" calcext:value-type="float">
            <text:p>0.023946</text:p>
          </table:table-cell>
          <table:table-cell table:style-name="ce1" office:value-type="float" office:value="18.6079" calcext:value-type="float">
            <text:p>18.6079</text:p>
          </table:table-cell>
          <table:table-cell office:value-type="float" office:value="0.180878" calcext:value-type="float">
            <text:p>0.180878</text:p>
          </table:table-cell>
          <table:table-cell/>
          <table:table-cell office:value-type="float" office:value="150000" calcext:value-type="float">
            <text:p>150000</text:p>
          </table:table-cell>
          <table:table-cell table:style-name="ce1"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style-name="ce1" office:value-type="float" office:value="17.1874" calcext:value-type="float">
            <text:p>17.1874</text:p>
          </table:table-cell>
          <table:table-cell office:value-type="float" office:value="0.062251" calcext:value-type="float">
            <text:p>0.062251</text:p>
          </table:table-cell>
          <table:table-cell table:style-name="ce1" office:value-type="float" office:value="16.8835" calcext:value-type="float">
            <text:p>16.8835</text:p>
          </table:table-cell>
          <table:table-cell office:value-type="float" office:value="0.104877" calcext:value-type="float">
            <text:p>0.104877</text:p>
          </table:table-cell>
          <table:table-cell table:style-name="ce1" office:value-type="float" office:value="19.0233" calcext:value-type="float">
            <text:p>19.0233</text:p>
          </table:table-cell>
          <table:table-cell office:value-type="float" office:value="0.036179" calcext:value-type="float">
            <text:p>0.036179</text:p>
          </table:table-cell>
          <table:table-cell table:style-name="ce1" office:value-type="float" office:value="19.0693" calcext:value-type="float">
            <text:p>19.0693</text:p>
          </table:table-cell>
          <table:table-cell office:value-type="float" office:value="0.182435" calcext:value-type="float">
            <text:p>0.182435</text:p>
          </table:table-cell>
        </table:table-row>
        <table:table-row table:style-name="ro1">
          <table:table-cell table:number-columns-repeated="3" office:value-type="float" office:value="200000" calcext:value-type="float">
            <text:p>200000</text:p>
          </table:table-cell>
          <table:table-cell table:style-name="ce1" office:value-type="float" office:value="17.4029" calcext:value-type="float">
            <text:p>17.4029</text:p>
          </table:table-cell>
          <table:table-cell office:value-type="float" office:value="0.060085" calcext:value-type="float">
            <text:p>0.060085</text:p>
          </table:table-cell>
          <table:table-cell table:style-name="ce1" office:value-type="float" office:value="17.1121" calcext:value-type="float">
            <text:p>17.1121</text:p>
          </table:table-cell>
          <table:table-cell office:value-type="float" office:value="0.149774" calcext:value-type="float">
            <text:p>0.149774</text:p>
          </table:table-cell>
          <table:table-cell table:style-name="ce1" office:value-type="float" office:value="19.0469" calcext:value-type="float">
            <text:p>19.0469</text:p>
          </table:table-cell>
          <table:table-cell office:value-type="float" office:value="0.035545" calcext:value-type="float">
            <text:p>0.035545</text:p>
          </table:table-cell>
          <table:table-cell table:style-name="ce1" office:value-type="float" office:value="19.0838" calcext:value-type="float">
            <text:p>19.0838</text:p>
          </table:table-cell>
          <table:table-cell office:value-type="float" office:value="0.262986" calcext:value-type="float">
            <text:p>0.262986</text:p>
          </table:table-cell>
          <table:table-cell/>
          <table:table-cell office:value-type="float" office:value="200000" calcext:value-type="float">
            <text:p>200000</text:p>
          </table:table-cell>
          <table:table-cell table:style-name="ce1" office:value-type="float" office:value="200000" calcext:value-type="float">
            <text:p>200000</text:p>
          </table:table-cell>
          <table:table-cell office:value-type="float" office:value="200000" calcext:value-type="float">
            <text:p>200000</text:p>
          </table:table-cell>
          <table:table-cell table:style-name="ce1" office:value-type="float" office:value="17.4663" calcext:value-type="float">
            <text:p>17.4663</text:p>
          </table:table-cell>
          <table:table-cell office:value-type="float" office:value="0.063972" calcext:value-type="float">
            <text:p>0.063972</text:p>
          </table:table-cell>
          <table:table-cell table:style-name="ce1" office:value-type="float" office:value="17.156" calcext:value-type="float">
            <text:p>17.156</text:p>
          </table:table-cell>
          <table:table-cell office:value-type="float" office:value="0.155727" calcext:value-type="float">
            <text:p>0.155727</text:p>
          </table:table-cell>
          <table:table-cell table:style-name="ce1" office:value-type="float" office:value="19.0356" calcext:value-type="float">
            <text:p>19.0356</text:p>
          </table:table-cell>
          <table:table-cell office:value-type="float" office:value="0.036418" calcext:value-type="float">
            <text:p>0.036418</text:p>
          </table:table-cell>
          <table:table-cell table:style-name="ce1" office:value-type="float" office:value="19.0868" calcext:value-type="float">
            <text:p>19.0868</text:p>
          </table:table-cell>
          <table:table-cell office:value-type="float" office:value="0.266885" calcext:value-type="float">
            <text:p>0.266885</text:p>
          </table:table-cell>
        </table:table-row>
        <table:table-row table:style-name="ro1">
          <table:table-cell table:number-columns-repeated="3" office:value-type="float" office:value="250000" calcext:value-type="float">
            <text:p>250000</text:p>
          </table:table-cell>
          <table:table-cell table:style-name="ce1" office:value-type="float" office:value="17.7286" calcext:value-type="float">
            <text:p>17.7286</text:p>
          </table:table-cell>
          <table:table-cell office:value-type="float" office:value="0.080878" calcext:value-type="float">
            <text:p>0.080878</text:p>
          </table:table-cell>
          <table:table-cell table:style-name="ce1" office:value-type="float" office:value="17.4424" calcext:value-type="float">
            <text:p>17.4424</text:p>
          </table:table-cell>
          <table:table-cell office:value-type="float" office:value="0.202259" calcext:value-type="float">
            <text:p>0.202259</text:p>
          </table:table-cell>
          <table:table-cell table:style-name="ce1" office:value-type="float" office:value="19.3705" calcext:value-type="float">
            <text:p>19.3705</text:p>
          </table:table-cell>
          <table:table-cell office:value-type="float" office:value="0.047492" calcext:value-type="float">
            <text:p>0.047492</text:p>
          </table:table-cell>
          <table:table-cell table:style-name="ce1" office:value-type="float" office:value="19.4236" calcext:value-type="float">
            <text:p>19.4236</text:p>
          </table:table-cell>
          <table:table-cell office:value-type="float" office:value="0.353793" calcext:value-type="float">
            <text:p>0.353793</text:p>
          </table:table-cell>
          <table:table-cell/>
          <table:table-cell office:value-type="float" office:value="250000" calcext:value-type="float">
            <text:p>250000</text:p>
          </table:table-cell>
          <table:table-cell table:style-name="ce1" office:value-type="float" office:value="200000" calcext:value-type="float">
            <text:p>200000</text:p>
          </table:table-cell>
          <table:table-cell office:value-type="float" office:value="250000" calcext:value-type="float">
            <text:p>250000</text:p>
          </table:table-cell>
          <table:table-cell table:style-name="ce1" office:value-type="float" office:value="17.5351" calcext:value-type="float">
            <text:p>17.5351</text:p>
          </table:table-cell>
          <table:table-cell office:value-type="float" office:value="0.067787" calcext:value-type="float">
            <text:p>0.067787</text:p>
          </table:table-cell>
          <table:table-cell table:style-name="ce1" office:value-type="float" office:value="17.2472" calcext:value-type="float">
            <text:p>17.2472</text:p>
          </table:table-cell>
          <table:table-cell office:value-type="float" office:value="0.213334" calcext:value-type="float">
            <text:p>0.213334</text:p>
          </table:table-cell>
          <table:table-cell table:style-name="ce1" office:value-type="float" office:value="19.0588" calcext:value-type="float">
            <text:p>19.0588</text:p>
          </table:table-cell>
          <table:table-cell office:value-type="float" office:value="0.036514" calcext:value-type="float">
            <text:p>0.036514</text:p>
          </table:table-cell>
          <table:table-cell table:style-name="ce1" office:value-type="float" office:value="19.1003" calcext:value-type="float">
            <text:p>19.1003</text:p>
          </table:table-cell>
          <table:table-cell office:value-type="float" office:value="0.367061" calcext:value-type="float">
            <text:p>0.367061</text:p>
          </table:table-cell>
        </table:table-row>
        <table:table-row table:style-name="ro1">
          <table:table-cell table:number-columns-repeated="3" office:value-type="float" office:value="300000" calcext:value-type="float">
            <text:p>300000</text:p>
          </table:table-cell>
          <table:table-cell table:style-name="ce1" office:value-type="float" office:value="17.9841" calcext:value-type="float">
            <text:p>17.9841</text:p>
          </table:table-cell>
          <table:table-cell office:value-type="float" office:value="0.102999" calcext:value-type="float">
            <text:p>0.102999</text:p>
          </table:table-cell>
          <table:table-cell table:style-name="ce1" office:value-type="float" office:value="17.6839" calcext:value-type="float">
            <text:p>17.6839</text:p>
          </table:table-cell>
          <table:table-cell office:value-type="float" office:value="0.252003" calcext:value-type="float">
            <text:p>0.252003</text:p>
          </table:table-cell>
          <table:table-cell table:style-name="ce1" office:value-type="float" office:value="19.6736" calcext:value-type="float">
            <text:p>19.6736</text:p>
          </table:table-cell>
          <table:table-cell office:value-type="float" office:value="0.06041" calcext:value-type="float">
            <text:p>0.06041</text:p>
          </table:table-cell>
          <table:table-cell table:style-name="ce1" office:value-type="float" office:value="19.7193" calcext:value-type="float">
            <text:p>19.7193</text:p>
          </table:table-cell>
          <table:table-cell office:value-type="float" office:value="0.444409" calcext:value-type="float">
            <text:p>0.444409</text:p>
          </table:table-cell>
          <table:table-cell/>
          <table:table-cell office:value-type="float" office:value="300000" calcext:value-type="float">
            <text:p>300000</text:p>
          </table:table-cell>
          <table:table-cell table:style-name="ce1"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table:style-name="ce1" office:value-type="float" office:value="17.5774" calcext:value-type="float">
            <text:p>17.5774</text:p>
          </table:table-cell>
          <table:table-cell office:value-type="float" office:value="0.067997" calcext:value-type="float">
            <text:p>0.067997</text:p>
          </table:table-cell>
          <table:table-cell table:style-name="ce1" office:value-type="float" office:value="17.3167" calcext:value-type="float">
            <text:p>17.3167</text:p>
          </table:table-cell>
          <table:table-cell office:value-type="float" office:value="0.275447" calcext:value-type="float">
            <text:p>0.275447</text:p>
          </table:table-cell>
          <table:table-cell table:style-name="ce1" office:value-type="float" office:value="18.9866" calcext:value-type="float">
            <text:p>18.9866</text:p>
          </table:table-cell>
          <table:table-cell office:value-type="float" office:value="0.038103" calcext:value-type="float">
            <text:p>0.038103</text:p>
          </table:table-cell>
          <table:table-cell table:style-name="ce1" office:value-type="float" office:value="19.0301" calcext:value-type="float">
            <text:p>19.0301</text:p>
          </table:table-cell>
          <table:table-cell office:value-type="float" office:value="0.474565" calcext:value-type="float">
            <text:p>0.474565</text:p>
          </table:table-cell>
        </table:table-row>
        <table:table-row table:style-name="ro1">
          <table:table-cell table:number-columns-repeated="3" office:value-type="float" office:value="350000" calcext:value-type="float">
            <text:p>350000</text:p>
          </table:table-cell>
          <table:table-cell table:style-name="ce1" office:value-type="float" office:value="18.2361" calcext:value-type="float">
            <text:p>18.2361</text:p>
          </table:table-cell>
          <table:table-cell office:value-type="float" office:value="0.128329" calcext:value-type="float">
            <text:p>0.128329</text:p>
          </table:table-cell>
          <table:table-cell table:style-name="ce1" office:value-type="float" office:value="17.9391" calcext:value-type="float">
            <text:p>17.9391</text:p>
          </table:table-cell>
          <table:table-cell office:value-type="float" office:value="0.310768" calcext:value-type="float">
            <text:p>0.310768</text:p>
          </table:table-cell>
          <table:table-cell table:style-name="ce1" office:value-type="float" office:value="19.8538" calcext:value-type="float">
            <text:p>19.8538</text:p>
          </table:table-cell>
          <table:table-cell office:value-type="float" office:value="0.073258" calcext:value-type="float">
            <text:p>0.073258</text:p>
          </table:table-cell>
          <table:table-cell table:style-name="ce1" office:value-type="float" office:value="19.8965" calcext:value-type="float">
            <text:p>19.8965</text:p>
          </table:table-cell>
          <table:table-cell office:value-type="float" office:value="0.540475" calcext:value-type="float">
            <text:p>0.540475</text:p>
          </table:table-cell>
          <table:table-cell/>
          <table:table-cell office:value-type="float" office:value="350000" calcext:value-type="float">
            <text:p>350000</text:p>
          </table:table-cell>
          <table:table-cell table:style-name="ce1" office:value-type="float" office:value="200000" calcext:value-type="float">
            <text:p>200000</text:p>
          </table:table-cell>
          <table:table-cell office:value-type="float" office:value="350000" calcext:value-type="float">
            <text:p>350000</text:p>
          </table:table-cell>
          <table:table-cell table:style-name="ce1" office:value-type="float" office:value="17.6867" calcext:value-type="float">
            <text:p>17.6867</text:p>
          </table:table-cell>
          <table:table-cell office:value-type="float" office:value="0.068499" calcext:value-type="float">
            <text:p>0.068499</text:p>
          </table:table-cell>
          <table:table-cell table:style-name="ce1" office:value-type="float" office:value="17.4263" calcext:value-type="float">
            <text:p>17.4263</text:p>
          </table:table-cell>
          <table:table-cell office:value-type="float" office:value="0.342242" calcext:value-type="float">
            <text:p>0.342242</text:p>
          </table:table-cell>
          <table:table-cell table:style-name="ce1" office:value-type="float" office:value="19.0463" calcext:value-type="float">
            <text:p>19.0463</text:p>
          </table:table-cell>
          <table:table-cell office:value-type="float" office:value="0.037258" calcext:value-type="float">
            <text:p>0.037258</text:p>
          </table:table-cell>
          <table:table-cell table:style-name="ce1" office:value-type="float" office:value="19.0934" calcext:value-type="float">
            <text:p>19.0934</text:p>
          </table:table-cell>
          <table:table-cell office:value-type="float" office:value="0.585061" calcext:value-type="float">
            <text:p>0.585061</text:p>
          </table:table-cell>
        </table:table-row>
        <table:table-row table:style-name="ro1">
          <table:table-cell table:number-columns-repeated="3" office:value-type="float" office:value="400000" calcext:value-type="float">
            <text:p>400000</text:p>
          </table:table-cell>
          <table:table-cell table:style-name="ce1" office:value-type="float" office:value="18.3997" calcext:value-type="float">
            <text:p>18.3997</text:p>
          </table:table-cell>
          <table:table-cell office:value-type="float" office:value="0.15259" calcext:value-type="float">
            <text:p>0.15259</text:p>
          </table:table-cell>
          <table:table-cell table:style-name="ce1" office:value-type="float" office:value="18.0945" calcext:value-type="float">
            <text:p>18.0945</text:p>
          </table:table-cell>
          <table:table-cell office:value-type="float" office:value="0.368405" calcext:value-type="float">
            <text:p>0.368405</text:p>
          </table:table-cell>
          <table:table-cell table:style-name="ce1" office:value-type="float" office:value="20.0288" calcext:value-type="float">
            <text:p>20.0288</text:p>
          </table:table-cell>
          <table:table-cell office:value-type="float" office:value="0.088864" calcext:value-type="float">
            <text:p>0.088864</text:p>
          </table:table-cell>
          <table:table-cell table:style-name="ce1" office:value-type="float" office:value="20.067" calcext:value-type="float">
            <text:p>20.067</text:p>
          </table:table-cell>
          <table:table-cell office:value-type="float" office:value="0.644923" calcext:value-type="float">
            <text:p>0.644923</text:p>
          </table:table-cell>
          <table:table-cell/>
          <table:table-cell office:value-type="float" office:value="400000" calcext:value-type="float">
            <text:p>400000</text:p>
          </table:table-cell>
          <table:table-cell table:style-name="ce1"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style-name="ce1" office:value-type="float" office:value="17.7182" calcext:value-type="float">
            <text:p>17.7182</text:p>
          </table:table-cell>
          <table:table-cell office:value-type="float" office:value="0.068787" calcext:value-type="float">
            <text:p>0.068787</text:p>
          </table:table-cell>
          <table:table-cell table:style-name="ce1" office:value-type="float" office:value="17.4739" calcext:value-type="float">
            <text:p>17.4739</text:p>
          </table:table-cell>
          <table:table-cell office:value-type="float" office:value="0.412549" calcext:value-type="float">
            <text:p>0.412549</text:p>
          </table:table-cell>
          <table:table-cell table:style-name="ce1" office:value-type="float" office:value="19.011" calcext:value-type="float">
            <text:p>19.011</text:p>
          </table:table-cell>
          <table:table-cell office:value-type="float" office:value="0.037021" calcext:value-type="float">
            <text:p>0.037021</text:p>
          </table:table-cell>
          <table:table-cell table:style-name="ce1" office:value-type="float" office:value="19.0541" calcext:value-type="float">
            <text:p>19.0541</text:p>
          </table:table-cell>
          <table:table-cell office:value-type="float" office:value="0.708615" calcext:value-type="float">
            <text:p>0.708615</text:p>
          </table:table-cell>
        </table:table-row>
        <table:table-row table:style-name="ro1">
          <table:table-cell table:number-columns-repeated="3" office:value-type="float" office:value="450000" calcext:value-type="float">
            <text:p>450000</text:p>
          </table:table-cell>
          <table:table-cell table:style-name="ce1" office:value-type="float" office:value="18.65" calcext:value-type="float">
            <text:p>18.65</text:p>
          </table:table-cell>
          <table:table-cell office:value-type="float" office:value="0.178189" calcext:value-type="float">
            <text:p>0.178189</text:p>
          </table:table-cell>
          <table:table-cell table:style-name="ce1" office:value-type="float" office:value="18.3363" calcext:value-type="float">
            <text:p>18.3363</text:p>
          </table:table-cell>
          <table:table-cell office:value-type="float" office:value="0.435074" calcext:value-type="float">
            <text:p>0.435074</text:p>
          </table:table-cell>
          <table:table-cell table:style-name="ce1" office:value-type="float" office:value="20.2332" calcext:value-type="float">
            <text:p>20.2332</text:p>
          </table:table-cell>
          <table:table-cell office:value-type="float" office:value="0.104302" calcext:value-type="float">
            <text:p>0.104302</text:p>
          </table:table-cell>
          <table:table-cell table:style-name="ce1" office:value-type="float" office:value="20.2736" calcext:value-type="float">
            <text:p>20.2736</text:p>
          </table:table-cell>
          <table:table-cell office:value-type="float" office:value="0.76251" calcext:value-type="float">
            <text:p>0.76251</text:p>
          </table:table-cell>
          <table:table-cell/>
          <table:table-cell office:value-type="float" office:value="450000" calcext:value-type="float">
            <text:p>450000</text:p>
          </table:table-cell>
          <table:table-cell table:style-name="ce1" office:value-type="float" office:value="200000" calcext:value-type="float">
            <text:p>200000</text:p>
          </table:table-cell>
          <table:table-cell office:value-type="float" office:value="450000" calcext:value-type="float">
            <text:p>450000</text:p>
          </table:table-cell>
          <table:table-cell table:style-name="ce1" office:value-type="float" office:value="17.7418" calcext:value-type="float">
            <text:p>17.7418</text:p>
          </table:table-cell>
          <table:table-cell office:value-type="float" office:value="0.069603" calcext:value-type="float">
            <text:p>0.069603</text:p>
          </table:table-cell>
          <table:table-cell table:style-name="ce1" office:value-type="float" office:value="17.5243" calcext:value-type="float">
            <text:p>17.5243</text:p>
          </table:table-cell>
          <table:table-cell office:value-type="float" office:value="0.486966" calcext:value-type="float">
            <text:p>0.486966</text:p>
          </table:table-cell>
          <table:table-cell table:style-name="ce1" office:value-type="float" office:value="19.0049" calcext:value-type="float">
            <text:p>19.0049</text:p>
          </table:table-cell>
          <table:table-cell office:value-type="float" office:value="0.037008" calcext:value-type="float">
            <text:p>0.037008</text:p>
          </table:table-cell>
          <table:table-cell table:style-name="ce1" office:value-type="float" office:value="19.0678" calcext:value-type="float">
            <text:p>19.0678</text:p>
          </table:table-cell>
          <table:table-cell office:value-type="float" office:value="0.849091" calcext:value-type="float">
            <text:p>0.849091</text:p>
          </table:table-cell>
        </table:table-row>
        <table:table-row table:style-name="ro1">
          <table:table-cell table:number-columns-repeated="3" office:value-type="float" office:value="500000" calcext:value-type="float">
            <text:p>500000</text:p>
          </table:table-cell>
          <table:table-cell table:style-name="ce1" office:value-type="float" office:value="18.744" calcext:value-type="float">
            <text:p>18.744</text:p>
          </table:table-cell>
          <table:table-cell office:value-type="float" office:value="0.203751" calcext:value-type="float">
            <text:p>0.203751</text:p>
          </table:table-cell>
          <table:table-cell table:style-name="ce1" office:value-type="float" office:value="18.4416" calcext:value-type="float">
            <text:p>18.4416</text:p>
          </table:table-cell>
          <table:table-cell office:value-type="float" office:value="0.491017" calcext:value-type="float">
            <text:p>0.491017</text:p>
          </table:table-cell>
          <table:table-cell table:style-name="ce1" office:value-type="float" office:value="20.3941" calcext:value-type="float">
            <text:p>20.3941</text:p>
          </table:table-cell>
          <table:table-cell office:value-type="float" office:value="0.122485" calcext:value-type="float">
            <text:p>0.122485</text:p>
          </table:table-cell>
          <table:table-cell table:style-name="ce1" office:value-type="float" office:value="20.4457" calcext:value-type="float">
            <text:p>20.4457</text:p>
          </table:table-cell>
          <table:table-cell office:value-type="float" office:value="0.865852" calcext:value-type="float">
            <text:p>0.865852</text:p>
          </table:table-cell>
          <table:table-cell/>
          <table:table-cell office:value-type="float" office:value="500000" calcext:value-type="float">
            <text:p>500000</text:p>
          </table:table-cell>
          <table:table-cell table:style-name="ce1"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table:style-name="ce1" office:value-type="float" office:value="17.7492" calcext:value-type="float">
            <text:p>17.7492</text:p>
          </table:table-cell>
          <table:table-cell office:value-type="float" office:value="0.070377" calcext:value-type="float">
            <text:p>0.070377</text:p>
          </table:table-cell>
          <table:table-cell table:style-name="ce1" office:value-type="float" office:value="17.543" calcext:value-type="float">
            <text:p>17.543</text:p>
          </table:table-cell>
          <table:table-cell office:value-type="float" office:value="0.56638" calcext:value-type="float">
            <text:p>0.56638</text:p>
          </table:table-cell>
          <table:table-cell table:style-name="ce1" office:value-type="float" office:value="19.0521" calcext:value-type="float">
            <text:p>19.0521</text:p>
          </table:table-cell>
          <table:table-cell office:value-type="float" office:value="0.03697" calcext:value-type="float">
            <text:p>0.03697</text:p>
          </table:table-cell>
          <table:table-cell table:style-name="ce1" office:value-type="float" office:value="19.1135" calcext:value-type="float">
            <text:p>19.1135</text:p>
          </table:table-cell>
          <table:table-cell office:value-type="float" office:value="0.982106" calcext:value-type="float">
            <text:p>0.982106</text:p>
          </table:table-cell>
        </table:table-row>
        <table:table-row table:style-name="ro1" table:number-rows-repeated="41">
          <table:table-cell table:number-columns-repeated="23"/>
        </table:table-row>
        <table:table-row table:style-name="ro1">
          <table:table-cell table:number-columns-repeated="3"/>
          <table:table-cell table:number-columns-repeated="4" table:style-name="ce1" office:value-type="string" calcext:value-type="string">
            <text:p>AVL</text:p>
          </table:table-cell>
          <table:table-cell table:number-columns-repeated="4" table:style-name="ce1" office:value-type="string" calcext:value-type="string">
            <text:p>RB</text:p>
          </table:table-cell>
          <table:table-cell table:number-columns-repeated="4"/>
          <table:table-cell table:number-columns-repeated="4" table:style-name="ce1" office:value-type="string" calcext:value-type="string">
            <text:p>AVL</text:p>
          </table:table-cell>
          <table:table-cell table:number-columns-repeated="4" table:style-name="ce1" office:value-type="string" calcext:value-type="string">
            <text:p>RB</text:p>
          </table:table-cell>
        </table:table-row>
        <table:table-row table:style-name="ro1">
          <table:table-cell/>
          <table:table-cell table:style-name="ce1" office:value-type="string" calcext:value-type="string">
            <text:p># OF NODES</text:p>
          </table:table-cell>
          <table:table-cell/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CYCLES</text:p>
          </table:table-cell>
          <table:table-cell/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CYCLES</text:p>
          </table:table-cell>
          <table:table-cell table:number-columns-repeated="3"/>
          <table:table-cell table:style-name="ce1" office:value-type="string" calcext:value-type="string">
            <text:p># OF NODES</text:p>
          </table:table-cell>
          <table:table-cell/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CYCLES</text:p>
          </table:table-cell>
          <table:table-cell/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CYCLES</text:p>
          </table:table-cell>
          <table:table-cell/>
        </table:table-row>
        <table:table-row table:style-name="ro1">
          <table:table-cell office:value-type="string" calcext:value-type="string">
            <text:p>RAND MAX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CYCLES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RAND MAX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CYCLES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Avg IPL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1" office:value-type="float" office:value="200000" calcext:value-type="float">
            <text:p>200000</text:p>
          </table:table-cell>
          <table:table-cell table:number-columns-repeated="2" office:value-type="float" office:value="50000" calcext:value-type="float">
            <text:p>50000</text:p>
          </table:table-cell>
          <table:table-cell table:style-name="ce1" office:value-type="float" office:value="15.8469" calcext:value-type="float">
            <text:p>15.8469</text:p>
          </table:table-cell>
          <table:table-cell office:value-type="float" office:value="0.018489" calcext:value-type="float">
            <text:p>0.018489</text:p>
          </table:table-cell>
          <table:table-cell table:style-name="ce1" office:value-type="float" office:value="15.7303" calcext:value-type="float">
            <text:p>15.7303</text:p>
          </table:table-cell>
          <table:table-cell office:value-type="float" office:value="0.04584" calcext:value-type="float">
            <text:p>0.04584</text:p>
          </table:table-cell>
          <table:table-cell table:style-name="ce1" office:value-type="float" office:value="16.9821" calcext:value-type="float">
            <text:p>16.9821</text:p>
          </table:table-cell>
          <table:table-cell office:value-type="float" office:value="0.006113" calcext:value-type="float">
            <text:p>0.006113</text:p>
          </table:table-cell>
          <table:table-cell table:style-name="ce1" office:value-type="float" office:value="17.0239" calcext:value-type="float">
            <text:p>17.0239</text:p>
          </table:table-cell>
          <table:table-cell office:value-type="float" office:value="0.080978" calcext:value-type="float">
            <text:p>0.080978</text:p>
          </table:table-cell>
          <table:table-cell/>
          <table:table-cell table:number-columns-repeated="2" office:value-type="float" office:value="50000" calcext:value-type="float">
            <text:p>5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5.3598" calcext:value-type="float">
            <text:p>15.3598</text:p>
          </table:table-cell>
          <table:table-cell office:value-type="float" office:value="0.022355" calcext:value-type="float">
            <text:p>0.022355</text:p>
          </table:table-cell>
          <table:table-cell table:style-name="ce1" office:value-type="float" office:value="14.9794" calcext:value-type="float">
            <text:p>14.9794</text:p>
          </table:table-cell>
          <table:table-cell office:value-type="float" office:value="0.110089" calcext:value-type="float">
            <text:p>0.110089</text:p>
          </table:table-cell>
          <table:table-cell table:style-name="ce1" office:value-type="float" office:value="16.9706" calcext:value-type="float">
            <text:p>16.9706</text:p>
          </table:table-cell>
          <table:table-cell office:value-type="float" office:value="0.009632" calcext:value-type="float">
            <text:p>0.009632</text:p>
          </table:table-cell>
          <table:table-cell table:style-name="ce1" office:value-type="float" office:value="17.033" calcext:value-type="float">
            <text:p>17.033</text:p>
          </table:table-cell>
          <table:table-cell office:value-type="float" office:value="0.183577" calcext:value-type="float">
            <text:p>0.183577</text:p>
          </table:table-cell>
        </table:table-row>
        <table:table-row table:style-name="ro1">
          <table:table-cell table:style-name="ce1" office:value-type="float" office:value="200000" calcext:value-type="float">
            <text:p>200000</text:p>
          </table:table-cell>
          <table:table-cell table:number-columns-repeated="2" office:value-type="float" office:value="100000" calcext:value-type="float">
            <text:p>100000</text:p>
          </table:table-cell>
          <table:table-cell table:style-name="ce1" office:value-type="float" office:value="16.7029" calcext:value-type="float">
            <text:p>16.7029</text:p>
          </table:table-cell>
          <table:table-cell office:value-type="float" office:value="0.027062" calcext:value-type="float">
            <text:p>0.027062</text:p>
          </table:table-cell>
          <table:table-cell table:style-name="ce1" office:value-type="float" office:value="16.5127" calcext:value-type="float">
            <text:p>16.5127</text:p>
          </table:table-cell>
          <table:table-cell office:value-type="float" office:value="0.081435" calcext:value-type="float">
            <text:p>0.081435</text:p>
          </table:table-cell>
          <table:table-cell table:style-name="ce1" office:value-type="float" office:value="17.9762" calcext:value-type="float">
            <text:p>17.9762</text:p>
          </table:table-cell>
          <table:table-cell office:value-type="float" office:value="0.014722" calcext:value-type="float">
            <text:p>0.014722</text:p>
          </table:table-cell>
          <table:table-cell table:style-name="ce1" office:value-type="float" office:value="18.009" calcext:value-type="float">
            <text:p>18.009</text:p>
          </table:table-cell>
          <table:table-cell office:value-type="float" office:value="0.140775" calcext:value-type="float">
            <text:p>0.140775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6.3576" calcext:value-type="float">
            <text:p>16.3576</text:p>
          </table:table-cell>
          <table:table-cell office:value-type="float" office:value="0.025627" calcext:value-type="float">
            <text:p>0.025627</text:p>
          </table:table-cell>
          <table:table-cell table:style-name="ce1" office:value-type="float" office:value="16.0106" calcext:value-type="float">
            <text:p>16.0106</text:p>
          </table:table-cell>
          <table:table-cell office:value-type="float" office:value="0.127704" calcext:value-type="float">
            <text:p>0.127704</text:p>
          </table:table-cell>
          <table:table-cell table:style-name="ce1" office:value-type="float" office:value="18.0036" calcext:value-type="float">
            <text:p>18.0036</text:p>
          </table:table-cell>
          <table:table-cell office:value-type="float" office:value="0.014371" calcext:value-type="float">
            <text:p>0.014371</text:p>
          </table:table-cell>
          <table:table-cell table:style-name="ce1" office:value-type="float" office:value="18.0638" calcext:value-type="float">
            <text:p>18.0638</text:p>
          </table:table-cell>
          <table:table-cell office:value-type="float" office:value="0.215187" calcext:value-type="float">
            <text:p>0.215187</text:p>
          </table:table-cell>
        </table:table-row>
        <table:table-row table:style-name="ro1">
          <table:table-cell table:style-name="ce1" office:value-type="float" office:value="200000" calcext:value-type="float">
            <text:p>200000</text:p>
          </table:table-cell>
          <table:table-cell table:number-columns-repeated="2" office:value-type="float" office:value="150000" calcext:value-type="float">
            <text:p>150000</text:p>
          </table:table-cell>
          <table:table-cell table:style-name="ce1" office:value-type="float" office:value="17.1063" calcext:value-type="float">
            <text:p>17.1063</text:p>
          </table:table-cell>
          <table:table-cell office:value-type="float" office:value="0.043246" calcext:value-type="float">
            <text:p>0.043246</text:p>
          </table:table-cell>
          <table:table-cell table:style-name="ce1" office:value-type="float" office:value="16.8673" calcext:value-type="float">
            <text:p>16.8673</text:p>
          </table:table-cell>
          <table:table-cell office:value-type="float" office:value="0.114943" calcext:value-type="float">
            <text:p>0.114943</text:p>
          </table:table-cell>
          <table:table-cell table:style-name="ce1" office:value-type="float" office:value="18.6242" calcext:value-type="float">
            <text:p>18.6242</text:p>
          </table:table-cell>
          <table:table-cell office:value-type="float" office:value="0.023413" calcext:value-type="float">
            <text:p>0.023413</text:p>
          </table:table-cell>
          <table:table-cell table:style-name="ce1" office:value-type="float" office:value="18.6719" calcext:value-type="float">
            <text:p>18.6719</text:p>
          </table:table-cell>
          <table:table-cell office:value-type="float" office:value="0.197148" calcext:value-type="float">
            <text:p>0.197148</text:p>
          </table:table-cell>
          <table:table-cell/>
          <table:table-cell table:number-columns-repeated="2" office:value-type="float" office:value="150000" calcext:value-type="float">
            <text:p>15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6.9844" calcext:value-type="float">
            <text:p>16.9844</text:p>
          </table:table-cell>
          <table:table-cell office:value-type="float" office:value="0.041697" calcext:value-type="float">
            <text:p>0.041697</text:p>
          </table:table-cell>
          <table:table-cell table:style-name="ce1" office:value-type="float" office:value="16.655" calcext:value-type="float">
            <text:p>16.655</text:p>
          </table:table-cell>
          <table:table-cell office:value-type="float" office:value="0.138193" calcext:value-type="float">
            <text:p>0.138193</text:p>
          </table:table-cell>
          <table:table-cell table:style-name="ce1" office:value-type="float" office:value="18.5903" calcext:value-type="float">
            <text:p>18.5903</text:p>
          </table:table-cell>
          <table:table-cell office:value-type="float" office:value="0.023903" calcext:value-type="float">
            <text:p>0.023903</text:p>
          </table:table-cell>
          <table:table-cell table:style-name="ce1" office:value-type="float" office:value="18.6443" calcext:value-type="float">
            <text:p>18.6443</text:p>
          </table:table-cell>
          <table:table-cell office:value-type="float" office:value="0.236103" calcext:value-type="float">
            <text:p>0.236103</text:p>
          </table:table-cell>
        </table:table-row>
        <table:table-row table:style-name="ro1">
          <table:table-cell table:style-name="ce1" office:value-type="float" office:value="200000" calcext:value-type="float">
            <text:p>200000</text:p>
          </table:table-cell>
          <table:table-cell table:number-columns-repeated="2" office:value-type="float" office:value="200000" calcext:value-type="float">
            <text:p>200000</text:p>
          </table:table-cell>
          <table:table-cell table:style-name="ce1" office:value-type="float" office:value="17.388" calcext:value-type="float">
            <text:p>17.388</text:p>
          </table:table-cell>
          <table:table-cell office:value-type="float" office:value="0.059945" calcext:value-type="float">
            <text:p>0.059945</text:p>
          </table:table-cell>
          <table:table-cell table:style-name="ce1" office:value-type="float" office:value="17.0931" calcext:value-type="float">
            <text:p>17.0931</text:p>
          </table:table-cell>
          <table:table-cell office:value-type="float" office:value="0.145312" calcext:value-type="float">
            <text:p>0.145312</text:p>
          </table:table-cell>
          <table:table-cell table:style-name="ce1" office:value-type="float" office:value="19.0966" calcext:value-type="float">
            <text:p>19.0966</text:p>
          </table:table-cell>
          <table:table-cell office:value-type="float" office:value="0.035305" calcext:value-type="float">
            <text:p>0.035305</text:p>
          </table:table-cell>
          <table:table-cell table:style-name="ce1" office:value-type="float" office:value="19.1455" calcext:value-type="float">
            <text:p>19.1455</text:p>
          </table:table-cell>
          <table:table-cell office:value-type="float" office:value="0.253527" calcext:value-type="float">
            <text:p>0.253527</text:p>
          </table:table-cell>
          <table:table-cell/>
          <table:table-cell table:number-columns-repeated="2" office:value-type="float" office:value="200000" calcext:value-type="float">
            <text:p>20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7.3744" calcext:value-type="float">
            <text:p>17.3744</text:p>
          </table:table-cell>
          <table:table-cell office:value-type="float" office:value="0.060605" calcext:value-type="float">
            <text:p>0.060605</text:p>
          </table:table-cell>
          <table:table-cell table:style-name="ce1" office:value-type="float" office:value="17.0747" calcext:value-type="float">
            <text:p>17.0747</text:p>
          </table:table-cell>
          <table:table-cell office:value-type="float" office:value="0.148757" calcext:value-type="float">
            <text:p>0.148757</text:p>
          </table:table-cell>
          <table:table-cell table:style-name="ce1" office:value-type="float" office:value="19.003" calcext:value-type="float">
            <text:p>19.003</text:p>
          </table:table-cell>
          <table:table-cell office:value-type="float" office:value="0.036038" calcext:value-type="float">
            <text:p>0.036038</text:p>
          </table:table-cell>
          <table:table-cell table:style-name="ce1" office:value-type="float" office:value="19.0429" calcext:value-type="float">
            <text:p>19.0429</text:p>
          </table:table-cell>
          <table:table-cell office:value-type="float" office:value="0.261021" calcext:value-type="float">
            <text:p>0.261021</text:p>
          </table:table-cell>
        </table:table-row>
        <table:table-row table:style-name="ro1">
          <table:table-cell table:style-name="ce1" office:value-type="float" office:value="200000" calcext:value-type="float">
            <text:p>200000</text:p>
          </table:table-cell>
          <table:table-cell table:number-columns-repeated="2" office:value-type="float" office:value="250000" calcext:value-type="float">
            <text:p>250000</text:p>
          </table:table-cell>
          <table:table-cell table:style-name="ce1" office:value-type="float" office:value="17.5856" calcext:value-type="float">
            <text:p>17.5856</text:p>
          </table:table-cell>
          <table:table-cell office:value-type="float" office:value="0.079506" calcext:value-type="float">
            <text:p>0.079506</text:p>
          </table:table-cell>
          <table:table-cell table:style-name="ce1" office:value-type="float" office:value="17.261" calcext:value-type="float">
            <text:p>17.261</text:p>
          </table:table-cell>
          <table:table-cell office:value-type="float" office:value="0.182049" calcext:value-type="float">
            <text:p>0.182049</text:p>
          </table:table-cell>
          <table:table-cell table:style-name="ce1" office:value-type="float" office:value="19.3352" calcext:value-type="float">
            <text:p>19.3352</text:p>
          </table:table-cell>
          <table:table-cell office:value-type="float" office:value="0.048011" calcext:value-type="float">
            <text:p>0.048011</text:p>
          </table:table-cell>
          <table:table-cell table:style-name="ce1" office:value-type="float" office:value="19.3951" calcext:value-type="float">
            <text:p>19.3951</text:p>
          </table:table-cell>
          <table:table-cell office:value-type="float" office:value="0.32199" calcext:value-type="float">
            <text:p>0.32199</text:p>
          </table:table-cell>
          <table:table-cell/>
          <table:table-cell table:number-columns-repeated="2" office:value-type="float" office:value="250000" calcext:value-type="float">
            <text:p>25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7.7559" calcext:value-type="float">
            <text:p>17.7559</text:p>
          </table:table-cell>
          <table:table-cell office:value-type="float" office:value="0.081585" calcext:value-type="float">
            <text:p>0.081585</text:p>
          </table:table-cell>
          <table:table-cell table:style-name="ce1" office:value-type="float" office:value="17.4865" calcext:value-type="float">
            <text:p>17.4865</text:p>
          </table:table-cell>
          <table:table-cell office:value-type="float" office:value="0.160825" calcext:value-type="float">
            <text:p>0.160825</text:p>
          </table:table-cell>
          <table:table-cell table:style-name="ce1" office:value-type="float" office:value="19.341" calcext:value-type="float">
            <text:p>19.341</text:p>
          </table:table-cell>
          <table:table-cell office:value-type="float" office:value="0.047678" calcext:value-type="float">
            <text:p>0.047678</text:p>
          </table:table-cell>
          <table:table-cell table:style-name="ce1" office:value-type="float" office:value="19.3846" calcext:value-type="float">
            <text:p>19.3846</text:p>
          </table:table-cell>
          <table:table-cell office:value-type="float" office:value="0.279148" calcext:value-type="float">
            <text:p>0.279148</text:p>
          </table:table-cell>
        </table:table-row>
        <table:table-row table:style-name="ro1">
          <table:table-cell table:style-name="ce1" office:value-type="float" office:value="200000" calcext:value-type="float">
            <text:p>200000</text:p>
          </table:table-cell>
          <table:table-cell table:number-columns-repeated="2" office:value-type="float" office:value="300000" calcext:value-type="float">
            <text:p>300000</text:p>
          </table:table-cell>
          <table:table-cell table:style-name="ce1" office:value-type="float" office:value="17.6909" calcext:value-type="float">
            <text:p>17.6909</text:p>
          </table:table-cell>
          <table:table-cell office:value-type="float" office:value="0.100355" calcext:value-type="float">
            <text:p>0.100355</text:p>
          </table:table-cell>
          <table:table-cell table:style-name="ce1" office:value-type="float" office:value="17.3295" calcext:value-type="float">
            <text:p>17.3295</text:p>
          </table:table-cell>
          <table:table-cell office:value-type="float" office:value="0.222104" calcext:value-type="float">
            <text:p>0.222104</text:p>
          </table:table-cell>
          <table:table-cell table:style-name="ce1" office:value-type="float" office:value="19.6258" calcext:value-type="float">
            <text:p>19.6258</text:p>
          </table:table-cell>
          <table:table-cell office:value-type="float" office:value="0.059907" calcext:value-type="float">
            <text:p>0.059907</text:p>
          </table:table-cell>
          <table:table-cell table:style-name="ce1" office:value-type="float" office:value="19.6793" calcext:value-type="float">
            <text:p>19.6793</text:p>
          </table:table-cell>
          <table:table-cell office:value-type="float" office:value="0.385117" calcext:value-type="float">
            <text:p>0.385117</text:p>
          </table:table-cell>
          <table:table-cell/>
          <table:table-cell table:number-columns-repeated="2" office:value-type="float" office:value="300000" calcext:value-type="float">
            <text:p>30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7.991" calcext:value-type="float">
            <text:p>17.991</text:p>
          </table:table-cell>
          <table:table-cell office:value-type="float" office:value="0.103436" calcext:value-type="float">
            <text:p>0.103436</text:p>
          </table:table-cell>
          <table:table-cell table:style-name="ce1" office:value-type="float" office:value="17.7403" calcext:value-type="float">
            <text:p>17.7403</text:p>
          </table:table-cell>
          <table:table-cell office:value-type="float" office:value="0.171114" calcext:value-type="float">
            <text:p>0.171114</text:p>
          </table:table-cell>
          <table:table-cell table:style-name="ce1" office:value-type="float" office:value="19.6951" calcext:value-type="float">
            <text:p>19.6951</text:p>
          </table:table-cell>
          <table:table-cell office:value-type="float" office:value="0.061364" calcext:value-type="float">
            <text:p>0.061364</text:p>
          </table:table-cell>
          <table:table-cell table:style-name="ce1" office:value-type="float" office:value="19.7155" calcext:value-type="float">
            <text:p>19.7155</text:p>
          </table:table-cell>
          <table:table-cell office:value-type="float" office:value="0.299239" calcext:value-type="float">
            <text:p>0.299239</text:p>
          </table:table-cell>
        </table:table-row>
        <table:table-row table:style-name="ro1">
          <table:table-cell table:style-name="ce1" office:value-type="float" office:value="200000" calcext:value-type="float">
            <text:p>200000</text:p>
          </table:table-cell>
          <table:table-cell table:number-columns-repeated="2" office:value-type="float" office:value="350000" calcext:value-type="float">
            <text:p>350000</text:p>
          </table:table-cell>
          <table:table-cell table:style-name="ce1" office:value-type="float" office:value="17.757" calcext:value-type="float">
            <text:p>17.757</text:p>
          </table:table-cell>
          <table:table-cell office:value-type="float" office:value="0.120949" calcext:value-type="float">
            <text:p>0.120949</text:p>
          </table:table-cell>
          <table:table-cell table:style-name="ce1" office:value-type="float" office:value="17.3918" calcext:value-type="float">
            <text:p>17.3918</text:p>
          </table:table-cell>
          <table:table-cell office:value-type="float" office:value="0.251116" calcext:value-type="float">
            <text:p>0.251116</text:p>
          </table:table-cell>
          <table:table-cell table:style-name="ce1" office:value-type="float" office:value="19.8436" calcext:value-type="float">
            <text:p>19.8436</text:p>
          </table:table-cell>
          <table:table-cell office:value-type="float" office:value="0.073626" calcext:value-type="float">
            <text:p>0.073626</text:p>
          </table:table-cell>
          <table:table-cell table:style-name="ce1" office:value-type="float" office:value="19.8977" calcext:value-type="float">
            <text:p>19.8977</text:p>
          </table:table-cell>
          <table:table-cell office:value-type="float" office:value="0.443542" calcext:value-type="float">
            <text:p>0.443542</text:p>
          </table:table-cell>
          <table:table-cell/>
          <table:table-cell table:number-columns-repeated="2" office:value-type="float" office:value="350000" calcext:value-type="float">
            <text:p>35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8.2326" calcext:value-type="float">
            <text:p>18.2326</text:p>
          </table:table-cell>
          <table:table-cell office:value-type="float" office:value="0.128722" calcext:value-type="float">
            <text:p>0.128722</text:p>
          </table:table-cell>
          <table:table-cell table:style-name="ce1" office:value-type="float" office:value="18.0106" calcext:value-type="float">
            <text:p>18.0106</text:p>
          </table:table-cell>
          <table:table-cell office:value-type="float" office:value="0.179773" calcext:value-type="float">
            <text:p>0.179773</text:p>
          </table:table-cell>
          <table:table-cell table:style-name="ce1" office:value-type="float" office:value="19.8469" calcext:value-type="float">
            <text:p>19.8469</text:p>
          </table:table-cell>
          <table:table-cell office:value-type="float" office:value="0.078599" calcext:value-type="float">
            <text:p>0.078599</text:p>
          </table:table-cell>
          <table:table-cell table:style-name="ce1" office:value-type="float" office:value="19.8863" calcext:value-type="float">
            <text:p>19.8863</text:p>
          </table:table-cell>
          <table:table-cell office:value-type="float" office:value="0.321452" calcext:value-type="float">
            <text:p>0.321452</text:p>
          </table:table-cell>
        </table:table-row>
        <table:table-row table:style-name="ro1">
          <table:table-cell table:style-name="ce1" office:value-type="float" office:value="200000" calcext:value-type="float">
            <text:p>200000</text:p>
          </table:table-cell>
          <table:table-cell table:number-columns-repeated="2" office:value-type="float" office:value="400000" calcext:value-type="float">
            <text:p>400000</text:p>
          </table:table-cell>
          <table:table-cell table:style-name="ce1" office:value-type="float" office:value="17.839" calcext:value-type="float">
            <text:p>17.839</text:p>
          </table:table-cell>
          <table:table-cell office:value-type="float" office:value="0.141865" calcext:value-type="float">
            <text:p>0.141865</text:p>
          </table:table-cell>
          <table:table-cell table:style-name="ce1" office:value-type="float" office:value="17.4671" calcext:value-type="float">
            <text:p>17.4671</text:p>
          </table:table-cell>
          <table:table-cell office:value-type="float" office:value="0.28455" calcext:value-type="float">
            <text:p>0.28455</text:p>
          </table:table-cell>
          <table:table-cell table:style-name="ce1" office:value-type="float" office:value="20.0328" calcext:value-type="float">
            <text:p>20.0328</text:p>
          </table:table-cell>
          <table:table-cell office:value-type="float" office:value="0.089315" calcext:value-type="float">
            <text:p>0.089315</text:p>
          </table:table-cell>
          <table:table-cell table:style-name="ce1" office:value-type="float" office:value="20.0956" calcext:value-type="float">
            <text:p>20.0956</text:p>
          </table:table-cell>
          <table:table-cell office:value-type="float" office:value="0.505517" calcext:value-type="float">
            <text:p>0.505517</text:p>
          </table:table-cell>
          <table:table-cell/>
          <table:table-cell table:number-columns-repeated="2" office:value-type="float" office:value="400000" calcext:value-type="float">
            <text:p>40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8.4282" calcext:value-type="float">
            <text:p>18.4282</text:p>
          </table:table-cell>
          <table:table-cell office:value-type="float" office:value="0.156503" calcext:value-type="float">
            <text:p>0.156503</text:p>
          </table:table-cell>
          <table:table-cell table:style-name="ce1" office:value-type="float" office:value="18.2134" calcext:value-type="float">
            <text:p>18.2134</text:p>
          </table:table-cell>
          <table:table-cell office:value-type="float" office:value="0.187837" calcext:value-type="float">
            <text:p>0.187837</text:p>
          </table:table-cell>
          <table:table-cell table:style-name="ce1" office:value-type="float" office:value="20.0206" calcext:value-type="float">
            <text:p>20.0206</text:p>
          </table:table-cell>
          <table:table-cell office:value-type="float" office:value="0.089087" calcext:value-type="float">
            <text:p>0.089087</text:p>
          </table:table-cell>
          <table:table-cell table:style-name="ce1" office:value-type="float" office:value="20.0556" calcext:value-type="float">
            <text:p>20.0556</text:p>
          </table:table-cell>
          <table:table-cell office:value-type="float" office:value="0.338411" calcext:value-type="float">
            <text:p>0.338411</text:p>
          </table:table-cell>
        </table:table-row>
        <table:table-row table:style-name="ro1">
          <table:table-cell table:style-name="ce1" office:value-type="float" office:value="200000" calcext:value-type="float">
            <text:p>200000</text:p>
          </table:table-cell>
          <table:table-cell table:number-columns-repeated="2" office:value-type="float" office:value="450000" calcext:value-type="float">
            <text:p>450000</text:p>
          </table:table-cell>
          <table:table-cell table:style-name="ce1" office:value-type="float" office:value="17.9164" calcext:value-type="float">
            <text:p>17.9164</text:p>
          </table:table-cell>
          <table:table-cell office:value-type="float" office:value="0.163534" calcext:value-type="float">
            <text:p>0.163534</text:p>
          </table:table-cell>
          <table:table-cell table:style-name="ce1" office:value-type="float" office:value="17.5426" calcext:value-type="float">
            <text:p>17.5426</text:p>
          </table:table-cell>
          <table:table-cell office:value-type="float" office:value="0.315064" calcext:value-type="float">
            <text:p>0.315064</text:p>
          </table:table-cell>
          <table:table-cell table:style-name="ce1" office:value-type="float" office:value="20.2369" calcext:value-type="float">
            <text:p>20.2369</text:p>
          </table:table-cell>
          <table:table-cell office:value-type="float" office:value="0.107136" calcext:value-type="float">
            <text:p>0.107136</text:p>
          </table:table-cell>
          <table:table-cell table:style-name="ce1" office:value-type="float" office:value="20.3175" calcext:value-type="float">
            <text:p>20.3175</text:p>
          </table:table-cell>
          <table:table-cell office:value-type="float" office:value="0.561491" calcext:value-type="float">
            <text:p>0.561491</text:p>
          </table:table-cell>
          <table:table-cell/>
          <table:table-cell table:number-columns-repeated="2" office:value-type="float" office:value="450000" calcext:value-type="float">
            <text:p>45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8.6093" calcext:value-type="float">
            <text:p>18.6093</text:p>
          </table:table-cell>
          <table:table-cell office:value-type="float" office:value="0.182758" calcext:value-type="float">
            <text:p>0.182758</text:p>
          </table:table-cell>
          <table:table-cell table:style-name="ce1" office:value-type="float" office:value="18.407" calcext:value-type="float">
            <text:p>18.407</text:p>
          </table:table-cell>
          <table:table-cell office:value-type="float" office:value="0.195074" calcext:value-type="float">
            <text:p>0.195074</text:p>
          </table:table-cell>
          <table:table-cell table:style-name="ce1" office:value-type="float" office:value="20.3202" calcext:value-type="float">
            <text:p>20.3202</text:p>
          </table:table-cell>
          <table:table-cell office:value-type="float" office:value="0.107005" calcext:value-type="float">
            <text:p>0.107005</text:p>
          </table:table-cell>
          <table:table-cell table:style-name="ce1" office:value-type="float" office:value="20.3081" calcext:value-type="float">
            <text:p>20.3081</text:p>
          </table:table-cell>
          <table:table-cell office:value-type="float" office:value="0.353633" calcext:value-type="float">
            <text:p>0.353633</text:p>
          </table:table-cell>
        </table:table-row>
        <table:table-row table:style-name="ro1">
          <table:table-cell table:style-name="ce1" office:value-type="float" office:value="200000" calcext:value-type="float">
            <text:p>200000</text:p>
          </table:table-cell>
          <table:table-cell table:number-columns-repeated="2" office:value-type="float" office:value="500000" calcext:value-type="float">
            <text:p>500000</text:p>
          </table:table-cell>
          <table:table-cell table:style-name="ce1" office:value-type="float" office:value="17.9284" calcext:value-type="float">
            <text:p>17.9284</text:p>
          </table:table-cell>
          <table:table-cell office:value-type="float" office:value="0.183246" calcext:value-type="float">
            <text:p>0.183246</text:p>
          </table:table-cell>
          <table:table-cell table:style-name="ce1" office:value-type="float" office:value="17.5643" calcext:value-type="float">
            <text:p>17.5643</text:p>
          </table:table-cell>
          <table:table-cell office:value-type="float" office:value="0.348044" calcext:value-type="float">
            <text:p>0.348044</text:p>
          </table:table-cell>
          <table:table-cell table:style-name="ce1" office:value-type="float" office:value="20.372" calcext:value-type="float">
            <text:p>20.372</text:p>
          </table:table-cell>
          <table:table-cell office:value-type="float" office:value="0.120022" calcext:value-type="float">
            <text:p>0.120022</text:p>
          </table:table-cell>
          <table:table-cell table:style-name="ce1" office:value-type="float" office:value="20.4624" calcext:value-type="float">
            <text:p>20.4624</text:p>
          </table:table-cell>
          <table:table-cell office:value-type="float" office:value="0.631102" calcext:value-type="float">
            <text:p>0.631102</text:p>
          </table:table-cell>
          <table:table-cell/>
          <table:table-cell table:number-columns-repeated="2" office:value-type="float" office:value="500000" calcext:value-type="float">
            <text:p>50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8.7348" calcext:value-type="float">
            <text:p>18.7348</text:p>
          </table:table-cell>
          <table:table-cell office:value-type="float" office:value="0.205977" calcext:value-type="float">
            <text:p>0.205977</text:p>
          </table:table-cell>
          <table:table-cell table:style-name="ce1" office:value-type="float" office:value="18.5475" calcext:value-type="float">
            <text:p>18.5475</text:p>
          </table:table-cell>
          <table:table-cell office:value-type="float" office:value="0.196754" calcext:value-type="float">
            <text:p>0.196754</text:p>
          </table:table-cell>
          <table:table-cell table:style-name="ce1" office:value-type="float" office:value="20.3504" calcext:value-type="float">
            <text:p>20.3504</text:p>
          </table:table-cell>
          <table:table-cell office:value-type="float" office:value="0.124332" calcext:value-type="float">
            <text:p>0.124332</text:p>
          </table:table-cell>
          <table:table-cell table:style-name="ce1" office:value-type="float" office:value="20.3842" calcext:value-type="float">
            <text:p>20.3842</text:p>
          </table:table-cell>
          <table:table-cell office:value-type="float" office:value="0.364743" calcext:value-type="float">
            <text:p>0.3647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20:33:48.852481409</meta:creation-date>
    <dc:date>2024-04-17T22:30:53.453111887</dc:date>
    <meta:editing-duration>PT2M9S</meta:editing-duration>
    <meta:editing-cycles>1</meta:editing-cycles>
    <meta:document-statistic meta:table-count="1" meta:cell-count="539" meta:object-count="8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3.454cm" style:legend-expansion="high" chart:style-name="ch2"/>
        <chart:plot-area chart:style-name="ch3" table:cell-range-address="Sheet1.C6:Sheet1.D15 Sheet1.F6:Sheet1.F15 Sheet1.H6:Sheet1.H15 Sheet1.J6:Sheet1.J15" chart:data-source-has-labels="both" svg:x="0.32cm" svg:y="0.18cm" svg:width="12.005cm" svg:height="8.64cm">
          <chart:coordinate-region svg:x="0.941cm" svg:y="0.379cm" svg:width="10.827cm" svg:height="7.794cm"/>
          <chart:axis chart:dimension="x" chart:name="primary-x" chart:style-name="ch4" chartooo:axis-type="auto">
            <chartooo:date-scale/>
            <chart:categories table:cell-range-address="Sheet1.C6:Sheet1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5" loext:label-string="avl_insert_ipl" chart:class="chart:line">
            <chart:data-point chart:repeated="10"/>
          </chart:series>
          <chart:series chart:style-name="ch8" chart:values-cell-range-address="Sheet1.F6:Sheet1.F15" loext:label-string="avl_cycle_ipl" chart:class="chart:line">
            <chart:data-point chart:repeated="10"/>
          </chart:series>
          <chart:series chart:style-name="ch9" chart:values-cell-range-address="Sheet1.H6:Sheet1.H15" loext:label-string="rb_insert_ipl" chart:class="chart:line">
            <chart:data-point chart:repeated="10"/>
          </chart:series>
          <chart:series chart:style-name="ch10" chart:values-cell-range-address="Sheet1.J6:Sheet1.J15" loext:label-string="rb_cycle_ipl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l_insert_ipl</text:p>
              </table:table-cell>
              <table:table-cell office:value-type="string">
                <text:p>avl_cycle_ipl</text:p>
              </table:table-cell>
              <table:table-cell office:value-type="string">
                <text:p>rb_insert_ipl</text:p>
              </table:table-cell>
              <table:table-cell office:value-type="string">
                <text:p>rb_cycle_ipl</text:p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C6:Sheet1.C15</svg:desc>
                </draw:g>
              </table:table-cell>
              <table:table-cell office:value-type="float" office:value="15.386">
                <text:p>15.386</text:p>
                <draw:g>
                  <svg:desc>Sheet1.D6:Sheet1.D15</svg:desc>
                </draw:g>
              </table:table-cell>
              <table:table-cell office:value-type="float" office:value="15.0922">
                <text:p>15.0922</text:p>
                <draw:g>
                  <svg:desc>Sheet1.F6:Sheet1.F15</svg:desc>
                </draw:g>
              </table:table-cell>
              <table:table-cell office:value-type="float" office:value="16.966">
                <text:p>16.966</text:p>
                <draw:g>
                  <svg:desc>Sheet1.H6:Sheet1.H15</svg:desc>
                </draw:g>
              </table:table-cell>
              <table:table-cell office:value-type="float" office:value="17.0154">
                <text:p>17.0154</text:p>
                <draw:g>
                  <svg:desc>Sheet1.J6:Sheet1.J1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.3861">
                <text:p>16.3861</text:p>
              </table:table-cell>
              <table:table-cell office:value-type="float" office:value="16.0612">
                <text:p>16.0612</text:p>
              </table:table-cell>
              <table:table-cell office:value-type="float" office:value="18.0101">
                <text:p>18.0101</text:p>
              </table:table-cell>
              <table:table-cell office:value-type="float" office:value="18.0556">
                <text:p>18.0556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6.9628">
                <text:p>16.9628</text:p>
              </table:table-cell>
              <table:table-cell office:value-type="float" office:value="16.6635">
                <text:p>16.6635</text:p>
              </table:table-cell>
              <table:table-cell office:value-type="float" office:value="18.5778">
                <text:p>18.5778</text:p>
              </table:table-cell>
              <table:table-cell office:value-type="float" office:value="18.6079">
                <text:p>18.607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7.4029">
                <text:p>17.4029</text:p>
              </table:table-cell>
              <table:table-cell office:value-type="float" office:value="17.1121">
                <text:p>17.1121</text:p>
              </table:table-cell>
              <table:table-cell office:value-type="float" office:value="19.0469">
                <text:p>19.0469</text:p>
              </table:table-cell>
              <table:table-cell office:value-type="float" office:value="19.0838">
                <text:p>19.0838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7.7286">
                <text:p>17.7286</text:p>
              </table:table-cell>
              <table:table-cell office:value-type="float" office:value="17.4424">
                <text:p>17.4424</text:p>
              </table:table-cell>
              <table:table-cell office:value-type="float" office:value="19.3705">
                <text:p>19.3705</text:p>
              </table:table-cell>
              <table:table-cell office:value-type="float" office:value="19.4236">
                <text:p>19.423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7.9841">
                <text:p>17.9841</text:p>
              </table:table-cell>
              <table:table-cell office:value-type="float" office:value="17.6839">
                <text:p>17.6839</text:p>
              </table:table-cell>
              <table:table-cell office:value-type="float" office:value="19.6736">
                <text:p>19.6736</text:p>
              </table:table-cell>
              <table:table-cell office:value-type="float" office:value="19.7193">
                <text:p>19.7193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18.2361">
                <text:p>18.2361</text:p>
              </table:table-cell>
              <table:table-cell office:value-type="float" office:value="17.9391">
                <text:p>17.9391</text:p>
              </table:table-cell>
              <table:table-cell office:value-type="float" office:value="19.8538">
                <text:p>19.8538</text:p>
              </table:table-cell>
              <table:table-cell office:value-type="float" office:value="19.8965">
                <text:p>19.896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8.3997">
                <text:p>18.3997</text:p>
              </table:table-cell>
              <table:table-cell office:value-type="float" office:value="18.0945">
                <text:p>18.0945</text:p>
              </table:table-cell>
              <table:table-cell office:value-type="float" office:value="20.0288">
                <text:p>20.0288</text:p>
              </table:table-cell>
              <table:table-cell office:value-type="float" office:value="20.067">
                <text:p>20.067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18.65">
                <text:p>18.65</text:p>
              </table:table-cell>
              <table:table-cell office:value-type="float" office:value="18.3363">
                <text:p>18.3363</text:p>
              </table:table-cell>
              <table:table-cell office:value-type="float" office:value="20.2332">
                <text:p>20.2332</text:p>
              </table:table-cell>
              <table:table-cell office:value-type="float" office:value="20.2736">
                <text:p>20.273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8.744">
                <text:p>18.744</text:p>
              </table:table-cell>
              <table:table-cell office:value-type="float" office:value="18.4416">
                <text:p>18.4416</text:p>
              </table:table-cell>
              <table:table-cell office:value-type="float" office:value="20.3941">
                <text:p>20.3941</text:p>
              </table:table-cell>
              <table:table-cell office:value-type="float" office:value="20.4457">
                <text:p>20.4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3.454cm" style:legend-expansion="high" chart:style-name="ch2"/>
        <chart:plot-area chart:style-name="ch3" table:cell-range-address="Sheet1.O6:Sheet1.P15 Sheet1.R6:Sheet1.R15 Sheet1.T6:Sheet1.T15 Sheet1.V6:Sheet1.V15" chart:data-source-has-labels="both" svg:x="0.32cm" svg:y="0.18cm" svg:width="12.005cm" svg:height="8.64cm">
          <chart:coordinate-region svg:x="0.941cm" svg:y="0.379cm" svg:width="10.827cm" svg:height="7.794cm"/>
          <chart:axis chart:dimension="x" chart:name="primary-x" chart:style-name="ch4" chartooo:axis-type="auto">
            <chartooo:date-scale/>
            <chart:categories table:cell-range-address="Sheet1.O6:Sheet1.O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6:Sheet1.P15" loext:label-string="avl_insert_ipl" chart:class="chart:line">
            <chart:data-point chart:repeated="10"/>
          </chart:series>
          <chart:series chart:style-name="ch8" chart:values-cell-range-address="Sheet1.R6:Sheet1.R15" loext:label-string="avl_cycle_ipl" chart:class="chart:line">
            <chart:data-point chart:repeated="10"/>
          </chart:series>
          <chart:series chart:style-name="ch9" chart:values-cell-range-address="Sheet1.T6:Sheet1.T15" loext:label-string="rb_insert_ipl" chart:class="chart:line">
            <chart:data-point chart:repeated="10"/>
          </chart:series>
          <chart:series chart:style-name="ch10" chart:values-cell-range-address="Sheet1.V6:Sheet1.V15" loext:label-string="rb_cycle_ipl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l_insert_ipl</text:p>
              </table:table-cell>
              <table:table-cell office:value-type="string">
                <text:p>avl_cycle_ipl</text:p>
              </table:table-cell>
              <table:table-cell office:value-type="string">
                <text:p>rb_insert_ipl</text:p>
              </table:table-cell>
              <table:table-cell office:value-type="string">
                <text:p>rb_cycle_ipl</text:p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O6:Sheet1.O15</svg:desc>
                </draw:g>
              </table:table-cell>
              <table:table-cell office:value-type="float" office:value="16.0202">
                <text:p>16.0202</text:p>
                <draw:g>
                  <svg:desc>Sheet1.P6:Sheet1.P15</svg:desc>
                </draw:g>
              </table:table-cell>
              <table:table-cell office:value-type="float" office:value="15.8091">
                <text:p>15.8091</text:p>
                <draw:g>
                  <svg:desc>Sheet1.R6:Sheet1.R15</svg:desc>
                </draw:g>
              </table:table-cell>
              <table:table-cell office:value-type="float" office:value="19.0344">
                <text:p>19.0344</text:p>
                <draw:g>
                  <svg:desc>Sheet1.T6:Sheet1.T15</svg:desc>
                </draw:g>
              </table:table-cell>
              <table:table-cell office:value-type="float" office:value="19.0706">
                <text:p>19.0706</text:p>
                <draw:g>
                  <svg:desc>Sheet1.V6:Sheet1.V1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.8506">
                <text:p>16.8506</text:p>
              </table:table-cell>
              <table:table-cell office:value-type="float" office:value="16.5525">
                <text:p>16.5525</text:p>
              </table:table-cell>
              <table:table-cell office:value-type="float" office:value="19.016">
                <text:p>19.016</text:p>
              </table:table-cell>
              <table:table-cell office:value-type="float" office:value="19.0522">
                <text:p>19.0522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7.1874">
                <text:p>17.1874</text:p>
              </table:table-cell>
              <table:table-cell office:value-type="float" office:value="16.8835">
                <text:p>16.8835</text:p>
              </table:table-cell>
              <table:table-cell office:value-type="float" office:value="19.0233">
                <text:p>19.0233</text:p>
              </table:table-cell>
              <table:table-cell office:value-type="float" office:value="19.0693">
                <text:p>19.069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7.4663">
                <text:p>17.4663</text:p>
              </table:table-cell>
              <table:table-cell office:value-type="float" office:value="17.156">
                <text:p>17.156</text:p>
              </table:table-cell>
              <table:table-cell office:value-type="float" office:value="19.0356">
                <text:p>19.0356</text:p>
              </table:table-cell>
              <table:table-cell office:value-type="float" office:value="19.0868">
                <text:p>19.0868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7.5351">
                <text:p>17.5351</text:p>
              </table:table-cell>
              <table:table-cell office:value-type="float" office:value="17.2472">
                <text:p>17.2472</text:p>
              </table:table-cell>
              <table:table-cell office:value-type="float" office:value="19.0588">
                <text:p>19.0588</text:p>
              </table:table-cell>
              <table:table-cell office:value-type="float" office:value="19.1003">
                <text:p>19.1003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7.5774">
                <text:p>17.5774</text:p>
              </table:table-cell>
              <table:table-cell office:value-type="float" office:value="17.3167">
                <text:p>17.3167</text:p>
              </table:table-cell>
              <table:table-cell office:value-type="float" office:value="18.9866">
                <text:p>18.9866</text:p>
              </table:table-cell>
              <table:table-cell office:value-type="float" office:value="19.0301">
                <text:p>19.0301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17.6867">
                <text:p>17.6867</text:p>
              </table:table-cell>
              <table:table-cell office:value-type="float" office:value="17.4263">
                <text:p>17.4263</text:p>
              </table:table-cell>
              <table:table-cell office:value-type="float" office:value="19.0463">
                <text:p>19.0463</text:p>
              </table:table-cell>
              <table:table-cell office:value-type="float" office:value="19.0934">
                <text:p>19.093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7.7182">
                <text:p>17.7182</text:p>
              </table:table-cell>
              <table:table-cell office:value-type="float" office:value="17.4739">
                <text:p>17.4739</text:p>
              </table:table-cell>
              <table:table-cell office:value-type="float" office:value="19.011">
                <text:p>19.011</text:p>
              </table:table-cell>
              <table:table-cell office:value-type="float" office:value="19.0541">
                <text:p>19.0541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17.7418">
                <text:p>17.7418</text:p>
              </table:table-cell>
              <table:table-cell office:value-type="float" office:value="17.5243">
                <text:p>17.5243</text:p>
              </table:table-cell>
              <table:table-cell office:value-type="float" office:value="19.0049">
                <text:p>19.0049</text:p>
              </table:table-cell>
              <table:table-cell office:value-type="float" office:value="19.0678">
                <text:p>19.067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7.7492">
                <text:p>17.7492</text:p>
              </table:table-cell>
              <table:table-cell office:value-type="float" office:value="17.543">
                <text:p>17.543</text:p>
              </table:table-cell>
              <table:table-cell office:value-type="float" office:value="19.0521">
                <text:p>19.0521</text:p>
              </table:table-cell>
              <table:table-cell office:value-type="float" office:value="19.1135">
                <text:p>19.1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3.454cm" style:legend-expansion="high" chart:style-name="ch2"/>
        <chart:plot-area chart:style-name="ch3" table:cell-range-address="Sheet1.C60:Sheet1.D69 Sheet1.F60:Sheet1.F69 Sheet1.H60:Sheet1.H69 Sheet1.J60:Sheet1.J69" chart:data-source-has-labels="both" svg:x="0.32cm" svg:y="0.18cm" svg:width="12.005cm" svg:height="8.64cm">
          <chart:coordinate-region svg:x="0.941cm" svg:y="0.379cm" svg:width="10.827cm" svg:height="7.794cm"/>
          <chart:axis chart:dimension="x" chart:name="primary-x" chart:style-name="ch4" chartooo:axis-type="auto">
            <chartooo:date-scale/>
            <chart:categories table:cell-range-address="Sheet1.C60:Sheet1.C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0:Sheet1.D69" loext:label-string="avl_insert_ipl" chart:class="chart:line">
            <chart:data-point chart:repeated="10"/>
          </chart:series>
          <chart:series chart:style-name="ch8" chart:values-cell-range-address="Sheet1.F60:Sheet1.F69" loext:label-string="avl_cycle_ipl" chart:class="chart:line">
            <chart:data-point chart:repeated="10"/>
          </chart:series>
          <chart:series chart:style-name="ch9" chart:values-cell-range-address="Sheet1.H60:Sheet1.H69" loext:label-string="rb_insert_ipl" chart:class="chart:line">
            <chart:data-point chart:repeated="10"/>
          </chart:series>
          <chart:series chart:style-name="ch10" chart:values-cell-range-address="Sheet1.J60:Sheet1.J69" loext:label-string="rb_cycle_ipl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l_insert_ipl</text:p>
              </table:table-cell>
              <table:table-cell office:value-type="string">
                <text:p>avl_cycle_ipl</text:p>
              </table:table-cell>
              <table:table-cell office:value-type="string">
                <text:p>rb_insert_ipl</text:p>
              </table:table-cell>
              <table:table-cell office:value-type="string">
                <text:p>rb_cycle_ipl</text:p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C60:Sheet1.C69</svg:desc>
                </draw:g>
              </table:table-cell>
              <table:table-cell office:value-type="float" office:value="15.8469">
                <text:p>15.8469</text:p>
                <draw:g>
                  <svg:desc>Sheet1.D60:Sheet1.D69</svg:desc>
                </draw:g>
              </table:table-cell>
              <table:table-cell office:value-type="float" office:value="15.7303">
                <text:p>15.7303</text:p>
                <draw:g>
                  <svg:desc>Sheet1.F60:Sheet1.F69</svg:desc>
                </draw:g>
              </table:table-cell>
              <table:table-cell office:value-type="float" office:value="16.9821">
                <text:p>16.9821</text:p>
                <draw:g>
                  <svg:desc>Sheet1.H60:Sheet1.H69</svg:desc>
                </draw:g>
              </table:table-cell>
              <table:table-cell office:value-type="float" office:value="17.0239">
                <text:p>17.0239</text:p>
                <draw:g>
                  <svg:desc>Sheet1.J60:Sheet1.J6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.7029">
                <text:p>16.7029</text:p>
              </table:table-cell>
              <table:table-cell office:value-type="float" office:value="16.5127">
                <text:p>16.5127</text:p>
              </table:table-cell>
              <table:table-cell office:value-type="float" office:value="17.9762">
                <text:p>17.9762</text:p>
              </table:table-cell>
              <table:table-cell office:value-type="float" office:value="18.009">
                <text:p>18.00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7.1063">
                <text:p>17.1063</text:p>
              </table:table-cell>
              <table:table-cell office:value-type="float" office:value="16.8673">
                <text:p>16.8673</text:p>
              </table:table-cell>
              <table:table-cell office:value-type="float" office:value="18.6242">
                <text:p>18.6242</text:p>
              </table:table-cell>
              <table:table-cell office:value-type="float" office:value="18.6719">
                <text:p>18.671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7.388">
                <text:p>17.388</text:p>
              </table:table-cell>
              <table:table-cell office:value-type="float" office:value="17.0931">
                <text:p>17.0931</text:p>
              </table:table-cell>
              <table:table-cell office:value-type="float" office:value="19.0966">
                <text:p>19.0966</text:p>
              </table:table-cell>
              <table:table-cell office:value-type="float" office:value="19.1455">
                <text:p>19.145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7.5856">
                <text:p>17.5856</text:p>
              </table:table-cell>
              <table:table-cell office:value-type="float" office:value="17.261">
                <text:p>17.261</text:p>
              </table:table-cell>
              <table:table-cell office:value-type="float" office:value="19.3352">
                <text:p>19.3352</text:p>
              </table:table-cell>
              <table:table-cell office:value-type="float" office:value="19.3951">
                <text:p>19.395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7.6909">
                <text:p>17.6909</text:p>
              </table:table-cell>
              <table:table-cell office:value-type="float" office:value="17.3295">
                <text:p>17.3295</text:p>
              </table:table-cell>
              <table:table-cell office:value-type="float" office:value="19.6258">
                <text:p>19.6258</text:p>
              </table:table-cell>
              <table:table-cell office:value-type="float" office:value="19.6793">
                <text:p>19.6793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17.757">
                <text:p>17.757</text:p>
              </table:table-cell>
              <table:table-cell office:value-type="float" office:value="17.3918">
                <text:p>17.3918</text:p>
              </table:table-cell>
              <table:table-cell office:value-type="float" office:value="19.8436">
                <text:p>19.8436</text:p>
              </table:table-cell>
              <table:table-cell office:value-type="float" office:value="19.8977">
                <text:p>19.897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7.839">
                <text:p>17.839</text:p>
              </table:table-cell>
              <table:table-cell office:value-type="float" office:value="17.4671">
                <text:p>17.4671</text:p>
              </table:table-cell>
              <table:table-cell office:value-type="float" office:value="20.0328">
                <text:p>20.0328</text:p>
              </table:table-cell>
              <table:table-cell office:value-type="float" office:value="20.0956">
                <text:p>20.0956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17.9164">
                <text:p>17.9164</text:p>
              </table:table-cell>
              <table:table-cell office:value-type="float" office:value="17.5426">
                <text:p>17.5426</text:p>
              </table:table-cell>
              <table:table-cell office:value-type="float" office:value="20.2369">
                <text:p>20.2369</text:p>
              </table:table-cell>
              <table:table-cell office:value-type="float" office:value="20.3175">
                <text:p>20.317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7.9284">
                <text:p>17.9284</text:p>
              </table:table-cell>
              <table:table-cell office:value-type="float" office:value="17.5643">
                <text:p>17.5643</text:p>
              </table:table-cell>
              <table:table-cell office:value-type="float" office:value="20.372">
                <text:p>20.372</text:p>
              </table:table-cell>
              <table:table-cell office:value-type="float" office:value="20.4624">
                <text:p>20.46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3.454cm" style:legend-expansion="high" chart:style-name="ch2"/>
        <chart:plot-area chart:style-name="ch3" table:cell-range-address="Sheet1.N60:Sheet1.N69 Sheet1.P60:Sheet1.P69 Sheet1.R60:Sheet1.R69 Sheet1.T60:Sheet1.T69 Sheet1.V60:Sheet1.V69" chart:data-source-has-labels="both" svg:x="0.32cm" svg:y="0.18cm" svg:width="12.005cm" svg:height="8.64cm">
          <chart:coordinate-region svg:x="0.941cm" svg:y="0.379cm" svg:width="10.827cm" svg:height="7.794cm"/>
          <chart:axis chart:dimension="x" chart:name="primary-x" chart:style-name="ch4" chartooo:axis-type="auto">
            <chartooo:date-scale/>
            <chart:categories table:cell-range-address="Sheet1.N60:Sheet1.N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60:Sheet1.P69" loext:label-string="avl_insert_ipl" chart:class="chart:line">
            <chart:data-point chart:repeated="10"/>
          </chart:series>
          <chart:series chart:style-name="ch8" chart:values-cell-range-address="Sheet1.R60:Sheet1.R69" loext:label-string="avl_cycle_ipl" chart:class="chart:line">
            <chart:data-point chart:repeated="10"/>
          </chart:series>
          <chart:series chart:style-name="ch9" chart:values-cell-range-address="Sheet1.T60:Sheet1.T69" loext:label-string="rb_insert_ipl" chart:class="chart:line">
            <chart:data-point chart:repeated="10"/>
          </chart:series>
          <chart:series chart:style-name="ch10" chart:values-cell-range-address="Sheet1.V60:Sheet1.V69" loext:label-string="rb_cycle_ipl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l_insert_ipl</text:p>
              </table:table-cell>
              <table:table-cell office:value-type="string">
                <text:p>avl_cycle_ipl</text:p>
              </table:table-cell>
              <table:table-cell office:value-type="string">
                <text:p>rb_insert_ipl</text:p>
              </table:table-cell>
              <table:table-cell office:value-type="string">
                <text:p>rb_cycle_ipl</text:p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N60:Sheet1.N69</svg:desc>
                </draw:g>
              </table:table-cell>
              <table:table-cell office:value-type="float" office:value="15.3598">
                <text:p>15.3598</text:p>
                <draw:g>
                  <svg:desc>Sheet1.P60:Sheet1.P69</svg:desc>
                </draw:g>
              </table:table-cell>
              <table:table-cell office:value-type="float" office:value="14.9794">
                <text:p>14.9794</text:p>
                <draw:g>
                  <svg:desc>Sheet1.R60:Sheet1.R69</svg:desc>
                </draw:g>
              </table:table-cell>
              <table:table-cell office:value-type="float" office:value="16.9706">
                <text:p>16.9706</text:p>
                <draw:g>
                  <svg:desc>Sheet1.T60:Sheet1.T69</svg:desc>
                </draw:g>
              </table:table-cell>
              <table:table-cell office:value-type="float" office:value="17.033">
                <text:p>17.033</text:p>
                <draw:g>
                  <svg:desc>Sheet1.V60:Sheet1.V6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.3576">
                <text:p>16.3576</text:p>
              </table:table-cell>
              <table:table-cell office:value-type="float" office:value="16.0106">
                <text:p>16.0106</text:p>
              </table:table-cell>
              <table:table-cell office:value-type="float" office:value="18.0036">
                <text:p>18.0036</text:p>
              </table:table-cell>
              <table:table-cell office:value-type="float" office:value="18.0638">
                <text:p>18.0638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6.9844">
                <text:p>16.9844</text:p>
              </table:table-cell>
              <table:table-cell office:value-type="float" office:value="16.655">
                <text:p>16.655</text:p>
              </table:table-cell>
              <table:table-cell office:value-type="float" office:value="18.5903">
                <text:p>18.5903</text:p>
              </table:table-cell>
              <table:table-cell office:value-type="float" office:value="18.6443">
                <text:p>18.644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7.3744">
                <text:p>17.3744</text:p>
              </table:table-cell>
              <table:table-cell office:value-type="float" office:value="17.0747">
                <text:p>17.0747</text:p>
              </table:table-cell>
              <table:table-cell office:value-type="float" office:value="19.003">
                <text:p>19.003</text:p>
              </table:table-cell>
              <table:table-cell office:value-type="float" office:value="19.0429">
                <text:p>19.042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7.7559">
                <text:p>17.7559</text:p>
              </table:table-cell>
              <table:table-cell office:value-type="float" office:value="17.4865">
                <text:p>17.4865</text:p>
              </table:table-cell>
              <table:table-cell office:value-type="float" office:value="19.341">
                <text:p>19.341</text:p>
              </table:table-cell>
              <table:table-cell office:value-type="float" office:value="19.3846">
                <text:p>19.384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7.991">
                <text:p>17.991</text:p>
              </table:table-cell>
              <table:table-cell office:value-type="float" office:value="17.7403">
                <text:p>17.7403</text:p>
              </table:table-cell>
              <table:table-cell office:value-type="float" office:value="19.6951">
                <text:p>19.6951</text:p>
              </table:table-cell>
              <table:table-cell office:value-type="float" office:value="19.7155">
                <text:p>19.7155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18.2326">
                <text:p>18.2326</text:p>
              </table:table-cell>
              <table:table-cell office:value-type="float" office:value="18.0106">
                <text:p>18.0106</text:p>
              </table:table-cell>
              <table:table-cell office:value-type="float" office:value="19.8469">
                <text:p>19.8469</text:p>
              </table:table-cell>
              <table:table-cell office:value-type="float" office:value="19.8863">
                <text:p>19.886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8.4282">
                <text:p>18.4282</text:p>
              </table:table-cell>
              <table:table-cell office:value-type="float" office:value="18.2134">
                <text:p>18.2134</text:p>
              </table:table-cell>
              <table:table-cell office:value-type="float" office:value="20.0206">
                <text:p>20.0206</text:p>
              </table:table-cell>
              <table:table-cell office:value-type="float" office:value="20.0556">
                <text:p>20.0556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18.6093">
                <text:p>18.6093</text:p>
              </table:table-cell>
              <table:table-cell office:value-type="float" office:value="18.407">
                <text:p>18.407</text:p>
              </table:table-cell>
              <table:table-cell office:value-type="float" office:value="20.3202">
                <text:p>20.3202</text:p>
              </table:table-cell>
              <table:table-cell office:value-type="float" office:value="20.3081">
                <text:p>20.308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8.7348">
                <text:p>18.7348</text:p>
              </table:table-cell>
              <table:table-cell office:value-type="float" office:value="18.5475">
                <text:p>18.5475</text:p>
              </table:table-cell>
              <table:table-cell office:value-type="float" office:value="20.3504">
                <text:p>20.3504</text:p>
              </table:table-cell>
              <table:table-cell office:value-type="float" office:value="20.3842">
                <text:p>20.38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3.454cm" style:legend-expansion="high" chart:style-name="ch2"/>
        <chart:plot-area chart:style-name="ch3" table:cell-range-address="Sheet1.C6:Sheet1.C15 Sheet1.E6:Sheet1.E15 Sheet1.G6:Sheet1.G15 Sheet1.I6:Sheet1.I15 Sheet1.K6:Sheet1.K15" chart:data-source-has-labels="both" svg:x="0.32cm" svg:y="0.18cm" svg:width="11.688cm" svg:height="8.64cm">
          <chart:coordinate-region svg:x="1.047cm" svg:y="0.379cm" svg:width="10.404cm" svg:height="7.794cm"/>
          <chart:axis chart:dimension="x" chart:name="primary-x" chart:style-name="ch4" chartooo:axis-type="auto">
            <chartooo:date-scale/>
            <chart:categories table:cell-range-address="Sheet1.C6:Sheet1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6:Sheet1.E15" loext:label-string="avl_insert_time" chart:class="chart:line">
            <chart:data-point chart:repeated="10"/>
          </chart:series>
          <chart:series chart:style-name="ch8" chart:values-cell-range-address="Sheet1.G6:Sheet1.G15" loext:label-string="avl_cycle_time" chart:class="chart:line">
            <chart:data-point chart:repeated="10"/>
          </chart:series>
          <chart:series chart:style-name="ch9" chart:values-cell-range-address="Sheet1.I6:Sheet1.I15" loext:label-string="rb_insert_time" chart:class="chart:line">
            <chart:data-point chart:repeated="10"/>
          </chart:series>
          <chart:series chart:style-name="ch10" chart:values-cell-range-address="Sheet1.K6:Sheet1.K15" loext:label-string="rb_cycle_time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l_insert_time</text:p>
              </table:table-cell>
              <table:table-cell office:value-type="string">
                <text:p>avl_cycle_time</text:p>
              </table:table-cell>
              <table:table-cell office:value-type="string">
                <text:p>rb_insert_time</text:p>
              </table:table-cell>
              <table:table-cell office:value-type="string">
                <text:p>rb_cycle_time</text:p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C6:Sheet1.C15</svg:desc>
                </draw:g>
              </table:table-cell>
              <table:table-cell office:value-type="float" office:value="0.029812">
                <text:p>0.029812</text:p>
                <draw:g>
                  <svg:desc>Sheet1.E6:Sheet1.E15</svg:desc>
                </draw:g>
              </table:table-cell>
              <table:table-cell office:value-type="float" office:value="0.028491">
                <text:p>0.028491</text:p>
                <draw:g>
                  <svg:desc>Sheet1.G6:Sheet1.G15</svg:desc>
                </draw:g>
              </table:table-cell>
              <table:table-cell office:value-type="float" office:value="0.006022">
                <text:p>0.006022</text:p>
                <draw:g>
                  <svg:desc>Sheet1.I6:Sheet1.I15</svg:desc>
                </draw:g>
              </table:table-cell>
              <table:table-cell office:value-type="float" office:value="0.047316">
                <text:p>0.047316</text:p>
                <draw:g>
                  <svg:desc>Sheet1.K6:Sheet1.K1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5597">
                <text:p>0.025597</text:p>
              </table:table-cell>
              <table:table-cell office:value-type="float" office:value="0.064535">
                <text:p>0.064535</text:p>
              </table:table-cell>
              <table:table-cell office:value-type="float" office:value="0.014311">
                <text:p>0.014311</text:p>
              </table:table-cell>
              <table:table-cell office:value-type="float" office:value="0.110187">
                <text:p>0.11018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42122">
                <text:p>0.042122</text:p>
              </table:table-cell>
              <table:table-cell office:value-type="float" office:value="0.104786">
                <text:p>0.104786</text:p>
              </table:table-cell>
              <table:table-cell office:value-type="float" office:value="0.023946">
                <text:p>0.023946</text:p>
              </table:table-cell>
              <table:table-cell office:value-type="float" office:value="0.180878">
                <text:p>0.18087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60085">
                <text:p>0.060085</text:p>
              </table:table-cell>
              <table:table-cell office:value-type="float" office:value="0.149774">
                <text:p>0.149774</text:p>
              </table:table-cell>
              <table:table-cell office:value-type="float" office:value="0.035545">
                <text:p>0.035545</text:p>
              </table:table-cell>
              <table:table-cell office:value-type="float" office:value="0.262986">
                <text:p>0.26298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080878">
                <text:p>0.080878</text:p>
              </table:table-cell>
              <table:table-cell office:value-type="float" office:value="0.202259">
                <text:p>0.202259</text:p>
              </table:table-cell>
              <table:table-cell office:value-type="float" office:value="0.047492">
                <text:p>0.047492</text:p>
              </table:table-cell>
              <table:table-cell office:value-type="float" office:value="0.353793">
                <text:p>0.353793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102999">
                <text:p>0.102999</text:p>
              </table:table-cell>
              <table:table-cell office:value-type="float" office:value="0.252003">
                <text:p>0.252003</text:p>
              </table:table-cell>
              <table:table-cell office:value-type="float" office:value="0.06041">
                <text:p>0.06041</text:p>
              </table:table-cell>
              <table:table-cell office:value-type="float" office:value="0.444409">
                <text:p>0.444409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128329">
                <text:p>0.128329</text:p>
              </table:table-cell>
              <table:table-cell office:value-type="float" office:value="0.310768">
                <text:p>0.310768</text:p>
              </table:table-cell>
              <table:table-cell office:value-type="float" office:value="0.073258">
                <text:p>0.073258</text:p>
              </table:table-cell>
              <table:table-cell office:value-type="float" office:value="0.540475">
                <text:p>0.54047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15259">
                <text:p>0.15259</text:p>
              </table:table-cell>
              <table:table-cell office:value-type="float" office:value="0.368405">
                <text:p>0.368405</text:p>
              </table:table-cell>
              <table:table-cell office:value-type="float" office:value="0.088864">
                <text:p>0.088864</text:p>
              </table:table-cell>
              <table:table-cell office:value-type="float" office:value="0.644923">
                <text:p>0.644923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178189">
                <text:p>0.178189</text:p>
              </table:table-cell>
              <table:table-cell office:value-type="float" office:value="0.435074">
                <text:p>0.435074</text:p>
              </table:table-cell>
              <table:table-cell office:value-type="float" office:value="0.104302">
                <text:p>0.104302</text:p>
              </table:table-cell>
              <table:table-cell office:value-type="float" office:value="0.76251">
                <text:p>0.7625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203751">
                <text:p>0.203751</text:p>
              </table:table-cell>
              <table:table-cell office:value-type="float" office:value="0.491017">
                <text:p>0.491017</text:p>
              </table:table-cell>
              <table:table-cell office:value-type="float" office:value="0.122485">
                <text:p>0.122485</text:p>
              </table:table-cell>
              <table:table-cell office:value-type="float" office:value="0.865852">
                <text:p>0.8658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3.454cm" style:legend-expansion="high" chart:style-name="ch2"/>
        <chart:plot-area chart:style-name="ch3" table:cell-range-address="Sheet1.C6:Sheet1.C15 Sheet1.Q6:Sheet1.Q15 Sheet1.S6:Sheet1.S15 Sheet1.U6:Sheet1.U15 Sheet1.W6:Sheet1.W15" chart:data-source-has-labels="both" svg:x="0.32cm" svg:y="0.18cm" svg:width="11.688cm" svg:height="8.64cm">
          <chart:coordinate-region svg:x="1.047cm" svg:y="0.38cm" svg:width="10.404cm" svg:height="7.793cm"/>
          <chart:axis chart:dimension="x" chart:name="primary-x" chart:style-name="ch4" chartooo:axis-type="auto">
            <chartooo:date-scale/>
            <chart:categories table:cell-range-address="Sheet1.C6:Sheet1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6:Sheet1.Q15" loext:label-string="avl_insert_time" chart:class="chart:line">
            <chart:data-point chart:repeated="10"/>
          </chart:series>
          <chart:series chart:style-name="ch8" chart:values-cell-range-address="Sheet1.S6:Sheet1.S15" loext:label-string="avl_cycle_time" chart:class="chart:line">
            <chart:data-point chart:repeated="10"/>
          </chart:series>
          <chart:series chart:style-name="ch9" chart:values-cell-range-address="Sheet1.U6:Sheet1.U15" loext:label-string="rb_insert_time" chart:class="chart:line">
            <chart:data-point chart:repeated="10"/>
          </chart:series>
          <chart:series chart:style-name="ch10" chart:values-cell-range-address="Sheet1.W6:Sheet1.W15" loext:label-string="rb_cycle_time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l_insert_time</text:p>
              </table:table-cell>
              <table:table-cell office:value-type="string">
                <text:p>avl_cycle_time</text:p>
              </table:table-cell>
              <table:table-cell office:value-type="string">
                <text:p>rb_insert_time</text:p>
              </table:table-cell>
              <table:table-cell office:value-type="string">
                <text:p>rb_cycle_time</text:p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C6:Sheet1.C15</svg:desc>
                </draw:g>
              </table:table-cell>
              <table:table-cell office:value-type="float" office:value="0.056722">
                <text:p>0.056722</text:p>
                <draw:g>
                  <svg:desc>Sheet1.Q6:Sheet1.Q15</svg:desc>
                </draw:g>
              </table:table-cell>
              <table:table-cell office:value-type="float" office:value="0.022816">
                <text:p>0.022816</text:p>
                <draw:g>
                  <svg:desc>Sheet1.S6:Sheet1.S15</svg:desc>
                </draw:g>
              </table:table-cell>
              <table:table-cell office:value-type="float" office:value="0.031615">
                <text:p>0.031615</text:p>
                <draw:g>
                  <svg:desc>Sheet1.U6:Sheet1.U15</svg:desc>
                </draw:g>
              </table:table-cell>
              <table:table-cell office:value-type="float" office:value="0.045299">
                <text:p>0.045299</text:p>
                <draw:g>
                  <svg:desc>Sheet1.W6:Sheet1.W1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7202">
                <text:p>0.057202</text:p>
              </table:table-cell>
              <table:table-cell office:value-type="float" office:value="0.06139">
                <text:p>0.06139</text:p>
              </table:table-cell>
              <table:table-cell office:value-type="float" office:value="0.034845">
                <text:p>0.034845</text:p>
              </table:table-cell>
              <table:table-cell office:value-type="float" office:value="0.109681">
                <text:p>0.109681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62251">
                <text:p>0.062251</text:p>
              </table:table-cell>
              <table:table-cell office:value-type="float" office:value="0.104877">
                <text:p>0.104877</text:p>
              </table:table-cell>
              <table:table-cell office:value-type="float" office:value="0.036179">
                <text:p>0.036179</text:p>
              </table:table-cell>
              <table:table-cell office:value-type="float" office:value="0.182435">
                <text:p>0.18243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63972">
                <text:p>0.063972</text:p>
              </table:table-cell>
              <table:table-cell office:value-type="float" office:value="0.155727">
                <text:p>0.155727</text:p>
              </table:table-cell>
              <table:table-cell office:value-type="float" office:value="0.036418">
                <text:p>0.036418</text:p>
              </table:table-cell>
              <table:table-cell office:value-type="float" office:value="0.266885">
                <text:p>0.26688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067787">
                <text:p>0.067787</text:p>
              </table:table-cell>
              <table:table-cell office:value-type="float" office:value="0.213334">
                <text:p>0.213334</text:p>
              </table:table-cell>
              <table:table-cell office:value-type="float" office:value="0.036514">
                <text:p>0.036514</text:p>
              </table:table-cell>
              <table:table-cell office:value-type="float" office:value="0.367061">
                <text:p>0.36706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67997">
                <text:p>0.067997</text:p>
              </table:table-cell>
              <table:table-cell office:value-type="float" office:value="0.275447">
                <text:p>0.275447</text:p>
              </table:table-cell>
              <table:table-cell office:value-type="float" office:value="0.038103">
                <text:p>0.038103</text:p>
              </table:table-cell>
              <table:table-cell office:value-type="float" office:value="0.474565">
                <text:p>0.474565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068499">
                <text:p>0.068499</text:p>
              </table:table-cell>
              <table:table-cell office:value-type="float" office:value="0.342242">
                <text:p>0.342242</text:p>
              </table:table-cell>
              <table:table-cell office:value-type="float" office:value="0.037258">
                <text:p>0.037258</text:p>
              </table:table-cell>
              <table:table-cell office:value-type="float" office:value="0.585061">
                <text:p>0.58506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68787">
                <text:p>0.068787</text:p>
              </table:table-cell>
              <table:table-cell office:value-type="float" office:value="0.412549">
                <text:p>0.412549</text:p>
              </table:table-cell>
              <table:table-cell office:value-type="float" office:value="0.037021">
                <text:p>0.037021</text:p>
              </table:table-cell>
              <table:table-cell office:value-type="float" office:value="0.708615">
                <text:p>0.708615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069603">
                <text:p>0.069603</text:p>
              </table:table-cell>
              <table:table-cell office:value-type="float" office:value="0.486966">
                <text:p>0.486966</text:p>
              </table:table-cell>
              <table:table-cell office:value-type="float" office:value="0.037008">
                <text:p>0.037008</text:p>
              </table:table-cell>
              <table:table-cell office:value-type="float" office:value="0.849091">
                <text:p>0.84909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70377">
                <text:p>0.070377</text:p>
              </table:table-cell>
              <table:table-cell office:value-type="float" office:value="0.56638">
                <text:p>0.56638</text:p>
              </table:table-cell>
              <table:table-cell office:value-type="float" office:value="0.03697">
                <text:p>0.03697</text:p>
              </table:table-cell>
              <table:table-cell office:value-type="float" office:value="0.982106">
                <text:p>0.9821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3.454cm" style:legend-expansion="high" chart:style-name="ch2"/>
        <chart:plot-area chart:style-name="ch3" table:cell-range-address="Sheet1.C6:Sheet1.C15 Sheet1.E60:Sheet1.E69 Sheet1.G60:Sheet1.G69 Sheet1.I60:Sheet1.I69 Sheet1.K60:Sheet1.K69" chart:data-source-has-labels="both" svg:x="0.32cm" svg:y="0.18cm" svg:width="11.688cm" svg:height="8.64cm">
          <chart:coordinate-region svg:x="1.047cm" svg:y="0.379cm" svg:width="10.404cm" svg:height="7.794cm"/>
          <chart:axis chart:dimension="x" chart:name="primary-x" chart:style-name="ch4" chartooo:axis-type="auto">
            <chartooo:date-scale/>
            <chart:categories table:cell-range-address="Sheet1.C6:Sheet1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60:Sheet1.E69" loext:label-string="avl_insert_time" chart:class="chart:line">
            <chart:data-point chart:repeated="10"/>
          </chart:series>
          <chart:series chart:style-name="ch8" chart:values-cell-range-address="Sheet1.G60:Sheet1.G69" loext:label-string="avl_cycle_time" chart:class="chart:line">
            <chart:data-point chart:repeated="10"/>
          </chart:series>
          <chart:series chart:style-name="ch9" chart:values-cell-range-address="Sheet1.I60:Sheet1.I69" loext:label-string="rb_insert_time" chart:class="chart:line">
            <chart:data-point chart:repeated="10"/>
          </chart:series>
          <chart:series chart:style-name="ch10" chart:values-cell-range-address="Sheet1.K60:Sheet1.K69" loext:label-string="rb_cycle_time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l_insert_time</text:p>
              </table:table-cell>
              <table:table-cell office:value-type="string">
                <text:p>avl_cycle_time</text:p>
              </table:table-cell>
              <table:table-cell office:value-type="string">
                <text:p>rb_insert_time</text:p>
              </table:table-cell>
              <table:table-cell office:value-type="string">
                <text:p>rb_cycle_time</text:p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C6:Sheet1.C15</svg:desc>
                </draw:g>
              </table:table-cell>
              <table:table-cell office:value-type="float" office:value="0.018489">
                <text:p>0.018489</text:p>
                <draw:g>
                  <svg:desc>Sheet1.E60:Sheet1.E69</svg:desc>
                </draw:g>
              </table:table-cell>
              <table:table-cell office:value-type="float" office:value="0.04584">
                <text:p>0.04584</text:p>
                <draw:g>
                  <svg:desc>Sheet1.G60:Sheet1.G69</svg:desc>
                </draw:g>
              </table:table-cell>
              <table:table-cell office:value-type="float" office:value="0.006113">
                <text:p>0.006113</text:p>
                <draw:g>
                  <svg:desc>Sheet1.I60:Sheet1.I69</svg:desc>
                </draw:g>
              </table:table-cell>
              <table:table-cell office:value-type="float" office:value="0.080978">
                <text:p>0.080978</text:p>
                <draw:g>
                  <svg:desc>Sheet1.K60:Sheet1.K6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7062">
                <text:p>0.027062</text:p>
              </table:table-cell>
              <table:table-cell office:value-type="float" office:value="0.081435">
                <text:p>0.081435</text:p>
              </table:table-cell>
              <table:table-cell office:value-type="float" office:value="0.014722">
                <text:p>0.014722</text:p>
              </table:table-cell>
              <table:table-cell office:value-type="float" office:value="0.140775">
                <text:p>0.140775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43246">
                <text:p>0.043246</text:p>
              </table:table-cell>
              <table:table-cell office:value-type="float" office:value="0.114943">
                <text:p>0.114943</text:p>
              </table:table-cell>
              <table:table-cell office:value-type="float" office:value="0.023413">
                <text:p>0.023413</text:p>
              </table:table-cell>
              <table:table-cell office:value-type="float" office:value="0.197148">
                <text:p>0.19714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59945">
                <text:p>0.059945</text:p>
              </table:table-cell>
              <table:table-cell office:value-type="float" office:value="0.145312">
                <text:p>0.145312</text:p>
              </table:table-cell>
              <table:table-cell office:value-type="float" office:value="0.035305">
                <text:p>0.035305</text:p>
              </table:table-cell>
              <table:table-cell office:value-type="float" office:value="0.253527">
                <text:p>0.253527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079506">
                <text:p>0.079506</text:p>
              </table:table-cell>
              <table:table-cell office:value-type="float" office:value="0.182049">
                <text:p>0.182049</text:p>
              </table:table-cell>
              <table:table-cell office:value-type="float" office:value="0.048011">
                <text:p>0.048011</text:p>
              </table:table-cell>
              <table:table-cell office:value-type="float" office:value="0.32199">
                <text:p>0.3219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100355">
                <text:p>0.100355</text:p>
              </table:table-cell>
              <table:table-cell office:value-type="float" office:value="0.222104">
                <text:p>0.222104</text:p>
              </table:table-cell>
              <table:table-cell office:value-type="float" office:value="0.059907">
                <text:p>0.059907</text:p>
              </table:table-cell>
              <table:table-cell office:value-type="float" office:value="0.385117">
                <text:p>0.385117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120949">
                <text:p>0.120949</text:p>
              </table:table-cell>
              <table:table-cell office:value-type="float" office:value="0.251116">
                <text:p>0.251116</text:p>
              </table:table-cell>
              <table:table-cell office:value-type="float" office:value="0.073626">
                <text:p>0.073626</text:p>
              </table:table-cell>
              <table:table-cell office:value-type="float" office:value="0.443542">
                <text:p>0.44354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141865">
                <text:p>0.141865</text:p>
              </table:table-cell>
              <table:table-cell office:value-type="float" office:value="0.28455">
                <text:p>0.28455</text:p>
              </table:table-cell>
              <table:table-cell office:value-type="float" office:value="0.089315">
                <text:p>0.089315</text:p>
              </table:table-cell>
              <table:table-cell office:value-type="float" office:value="0.505517">
                <text:p>0.505517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163534">
                <text:p>0.163534</text:p>
              </table:table-cell>
              <table:table-cell office:value-type="float" office:value="0.315064">
                <text:p>0.315064</text:p>
              </table:table-cell>
              <table:table-cell office:value-type="float" office:value="0.107136">
                <text:p>0.107136</text:p>
              </table:table-cell>
              <table:table-cell office:value-type="float" office:value="0.561491">
                <text:p>0.56149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183246">
                <text:p>0.183246</text:p>
              </table:table-cell>
              <table:table-cell office:value-type="float" office:value="0.348044">
                <text:p>0.348044</text:p>
              </table:table-cell>
              <table:table-cell office:value-type="float" office:value="0.120022">
                <text:p>0.120022</text:p>
              </table:table-cell>
              <table:table-cell office:value-type="float" office:value="0.631102">
                <text:p>0.6311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3.454cm" style:legend-expansion="high" chart:style-name="ch2"/>
        <chart:plot-area chart:style-name="ch3" table:cell-range-address="Sheet1.C6:Sheet1.C15 Sheet1.Q60:Sheet1.Q69 Sheet1.S60:Sheet1.S69 Sheet1.U60:Sheet1.U69 Sheet1.W60:Sheet1.W69" chart:data-source-has-labels="both" svg:x="0.32cm" svg:y="0.18cm" svg:width="11.688cm" svg:height="8.64cm">
          <chart:coordinate-region svg:x="1.232cm" svg:y="0.379cm" svg:width="10.22cm" svg:height="7.794cm"/>
          <chart:axis chart:dimension="x" chart:name="primary-x" chart:style-name="ch4" chartooo:axis-type="auto">
            <chartooo:date-scale/>
            <chart:categories table:cell-range-address="Sheet1.C6:Sheet1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60:Sheet1.Q69" loext:label-string="avl_insert_time" chart:class="chart:line">
            <chart:data-point chart:repeated="10"/>
          </chart:series>
          <chart:series chart:style-name="ch8" chart:values-cell-range-address="Sheet1.S60:Sheet1.S69" loext:label-string="avl_cycle_time" chart:class="chart:line">
            <chart:data-point chart:repeated="10"/>
          </chart:series>
          <chart:series chart:style-name="ch9" chart:values-cell-range-address="Sheet1.U60:Sheet1.U69" loext:label-string="rb_insert_time" chart:class="chart:line">
            <chart:data-point chart:repeated="10"/>
          </chart:series>
          <chart:series chart:style-name="ch10" chart:values-cell-range-address="Sheet1.W60:Sheet1.W69" loext:label-string="rb_cycle_time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l_insert_time</text:p>
              </table:table-cell>
              <table:table-cell office:value-type="string">
                <text:p>avl_cycle_time</text:p>
              </table:table-cell>
              <table:table-cell office:value-type="string">
                <text:p>rb_insert_time</text:p>
              </table:table-cell>
              <table:table-cell office:value-type="string">
                <text:p>rb_cycle_time</text:p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C6:Sheet1.C15</svg:desc>
                </draw:g>
              </table:table-cell>
              <table:table-cell office:value-type="float" office:value="0.022355">
                <text:p>0.022355</text:p>
                <draw:g>
                  <svg:desc>Sheet1.Q60:Sheet1.Q69</svg:desc>
                </draw:g>
              </table:table-cell>
              <table:table-cell office:value-type="float" office:value="0.110089">
                <text:p>0.110089</text:p>
                <draw:g>
                  <svg:desc>Sheet1.S60:Sheet1.S69</svg:desc>
                </draw:g>
              </table:table-cell>
              <table:table-cell office:value-type="float" office:value="0.009632">
                <text:p>0.009632</text:p>
                <draw:g>
                  <svg:desc>Sheet1.U60:Sheet1.U69</svg:desc>
                </draw:g>
              </table:table-cell>
              <table:table-cell office:value-type="float" office:value="0.183577">
                <text:p>0.183577</text:p>
                <draw:g>
                  <svg:desc>Sheet1.W60:Sheet1.W6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5627">
                <text:p>0.025627</text:p>
              </table:table-cell>
              <table:table-cell office:value-type="float" office:value="0.127704">
                <text:p>0.127704</text:p>
              </table:table-cell>
              <table:table-cell office:value-type="float" office:value="0.014371">
                <text:p>0.014371</text:p>
              </table:table-cell>
              <table:table-cell office:value-type="float" office:value="0.215187">
                <text:p>0.21518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41697">
                <text:p>0.041697</text:p>
              </table:table-cell>
              <table:table-cell office:value-type="float" office:value="0.138193">
                <text:p>0.138193</text:p>
              </table:table-cell>
              <table:table-cell office:value-type="float" office:value="0.023903">
                <text:p>0.023903</text:p>
              </table:table-cell>
              <table:table-cell office:value-type="float" office:value="0.236103">
                <text:p>0.23610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60605">
                <text:p>0.060605</text:p>
              </table:table-cell>
              <table:table-cell office:value-type="float" office:value="0.148757">
                <text:p>0.148757</text:p>
              </table:table-cell>
              <table:table-cell office:value-type="float" office:value="0.036038">
                <text:p>0.036038</text:p>
              </table:table-cell>
              <table:table-cell office:value-type="float" office:value="0.261021">
                <text:p>0.261021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081585">
                <text:p>0.081585</text:p>
              </table:table-cell>
              <table:table-cell office:value-type="float" office:value="0.160825">
                <text:p>0.160825</text:p>
              </table:table-cell>
              <table:table-cell office:value-type="float" office:value="0.047678">
                <text:p>0.047678</text:p>
              </table:table-cell>
              <table:table-cell office:value-type="float" office:value="0.279148">
                <text:p>0.27914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103436">
                <text:p>0.103436</text:p>
              </table:table-cell>
              <table:table-cell office:value-type="float" office:value="0.171114">
                <text:p>0.171114</text:p>
              </table:table-cell>
              <table:table-cell office:value-type="float" office:value="0.061364">
                <text:p>0.061364</text:p>
              </table:table-cell>
              <table:table-cell office:value-type="float" office:value="0.299239">
                <text:p>0.299239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128722">
                <text:p>0.128722</text:p>
              </table:table-cell>
              <table:table-cell office:value-type="float" office:value="0.179773">
                <text:p>0.179773</text:p>
              </table:table-cell>
              <table:table-cell office:value-type="float" office:value="0.078599">
                <text:p>0.078599</text:p>
              </table:table-cell>
              <table:table-cell office:value-type="float" office:value="0.321452">
                <text:p>0.32145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156503">
                <text:p>0.156503</text:p>
              </table:table-cell>
              <table:table-cell office:value-type="float" office:value="0.187837">
                <text:p>0.187837</text:p>
              </table:table-cell>
              <table:table-cell office:value-type="float" office:value="0.089087">
                <text:p>0.089087</text:p>
              </table:table-cell>
              <table:table-cell office:value-type="float" office:value="0.338411">
                <text:p>0.338411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182758">
                <text:p>0.182758</text:p>
              </table:table-cell>
              <table:table-cell office:value-type="float" office:value="0.195074">
                <text:p>0.195074</text:p>
              </table:table-cell>
              <table:table-cell office:value-type="float" office:value="0.107005">
                <text:p>0.107005</text:p>
              </table:table-cell>
              <table:table-cell office:value-type="float" office:value="0.353633">
                <text:p>0.35363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205977">
                <text:p>0.205977</text:p>
              </table:table-cell>
              <table:table-cell office:value-type="float" office:value="0.196754">
                <text:p>0.196754</text:p>
              </table:table-cell>
              <table:table-cell office:value-type="float" office:value="0.124332">
                <text:p>0.124332</text:p>
              </table:table-cell>
              <table:table-cell office:value-type="float" office:value="0.364743">
                <text:p>0.3647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